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style:style style:name="ta2" style:family="table" style:master-page-name="PageStyle_5f_v0">
      <style:table-properties table:display="true" style:writing-mode="lr-tb"/>
    </style:style>
    <style:style style:name="ta3" style:family="table" style:master-page-name="PageStyle_5f_v1">
      <style:table-properties table:display="true" style:writing-mode="lr-tb"/>
    </style:style>
    <style:style style:name="ta4" style:family="table" style:master-page-name="PageStyle_5f_v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7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1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7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8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9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22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3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2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2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3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9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4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4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4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4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5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5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5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light1" loext:color-type="theme"/>
      </style:text-properties>
    </style:style>
    <style:style style:name="ce5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Excel_20_Built-in_20_Neutral" style:data-style-name="N10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6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6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65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66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69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71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7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7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7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7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8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8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8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84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8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2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99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00" style:family="table-cell" style:parent-style-name="Default">
      <style:table-cell-properties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101" style:family="table-cell" style:parent-style-name="Default">
      <style:table-cell-properties style:rotation-align="non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03" style:family="table-cell" style:parent-style-name="Default">
      <style:table-cell-properties style:rotation-align="non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04" style:family="table-cell" style:parent-style-name="Default">
      <style:table-cell-properties style:rotation-align="non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3" loext:color-type="theme">
          <loext:transformation loext:type="lummod" loext:value="5000"/>
        </loext:char-complex-color>
      </style:text-properties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79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95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968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804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21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032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78cm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1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2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1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4" table:default-cell-style-name="Default"/>
        <table:table-column table:style-name="co1" table:default-cell-style-name="ce5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1" table:number-columns-repeated="3"/>
          <table:table-cell table:number-columns-repeated="2"/>
          <table:table-cell table:style-name="ce27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27"/>
          <table:table-cell table:style-name="ce46"/>
          <table:table-cell/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fortable, no wrist move, or a finder between keys</text:p>
          </table:table-cell>
          <table:table-cell table:number-columns-repeated="11"/>
          <table:table-cell table:style-name="Default"/>
          <table:table-cell table:number-columns-repeated="11"/>
          <table:table-cell table:style-name="ce58" office:value-type="string" calcext:value-type="string">
            <text:p>+2</text:p>
          </table:table-cell>
          <table:table-cell table:number-columns-repeated="8"/>
          <table:table-cell table:style-name="Default" table:number-columns-repeated="16332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4"/>
          <table:table-cell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light move or row/column switch for another finger (middle or pointer)</text:p>
          </table:table-cell>
          <table:table-cell table:number-columns-repeated="11"/>
          <table:table-cell table:style-name="Default"/>
          <table:table-cell table:number-columns-repeated="6"/>
          <table:table-cell table:style-name="ce5" table:number-columns-repeated="4"/>
          <table:table-cell/>
          <table:table-cell table:style-name="ce58" office:value-type="string" calcext:value-type="string">
            <text:p>+1</text:p>
          </table:table-cell>
          <table:table-cell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number-columns-repeated="2"/>
          <table:table-cell table:style-name="ce4"/>
          <table:table-cell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ow switch/same</text:p>
          </table:table-cell>
          <table:table-cell table:number-columns-repeated="6"/>
          <table:table-cell table:style-name="ce56"/>
          <table:table-cell table:number-columns-repeated="4"/>
          <table:table-cell table:style-name="Default"/>
          <table:table-cell table:number-columns-repeated="6"/>
          <table:table-cell table:style-name="ce5" table:number-columns-repeated="4"/>
          <table:table-cell/>
          <table:table-cell table:style-name="ce58" office:value-type="string" calcext:value-type="string">
            <text:p>1</text:p>
          </table:table-cell>
          <table:table-cell/>
          <table:table-cell table:number-columns-repeated="4"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31" table:number-columns-repeated="2"/>
          <table:table-cell/>
          <table:table-cell table:style-name="ce131" table:number-columns-repeated="2"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comfortable</text:p>
          </table:table-cell>
          <table:table-cell table:number-columns-repeated="11"/>
          <table:table-cell table:style-name="Default"/>
          <table:table-cell table:number-columns-repeated="6"/>
          <table:table-cell table:style-name="ce5" table:number-columns-repeated="4"/>
          <table:table-cell/>
          <table:table-cell table:style-name="ce58" office:value-type="string" calcext:value-type="string">
            <text:p>+2</text:p>
          </table:table-cell>
          <table:table-cell/>
          <table:table-cell table:number-columns-repeated="3"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number-columns-repeated="3"/>
          <table:table-cell table:style-name="ce131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31"/>
          <table:table-cell/>
          <table:table-cell table:style-name="ce131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47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orst/ when need bend long finger and reach short</text:p>
          </table:table-cell>
          <table:table-cell table:number-columns-repeated="11"/>
          <table:table-cell table:style-name="Default"/>
          <table:table-cell table:number-columns-repeated="6"/>
          <table:table-cell table:style-name="ce5" table:number-columns-repeated="4"/>
          <table:table-cell/>
          <table:table-cell table:style-name="ce58" office:value-type="string" calcext:value-type="string">
            <text:p>+4</text:p>
          </table:table-cell>
          <table:table-cell table:number-columns-repeated="8"/>
          <table:table-cell table:style-name="Default" table:number-columns-repeated="16332"/>
        </table:table-row>
        <table:table-row table:style-name="ro1">
          <table:table-cell table:style-name="ce4" table:number-columns-repeated="5"/>
          <table:covered-table-cell table:number-columns-repeated="2" table:style-name="ce35"/>
          <table:table-cell table:style-name="ce131"/>
          <table:table-cell/>
          <table:table-cell table:style-name="ce131"/>
          <table:covered-table-cell table:number-columns-repeated="2" table:style-name="ce35"/>
          <table:table-cell table:style-name="ce4" table:number-columns-repeated="5"/>
          <table:table-cell table:number-columns-repeated="14"/>
          <table:table-cell table:style-name="Default"/>
          <table:table-cell table:number-columns-repeated="6"/>
          <table:table-cell table:style-name="ce5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8"/>
          <table:table-cell table:style-name="ce56"/>
          <table:table-cell table:number-columns-repeated="5"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" calcext:value-type="string">
            <text:p>"0": { "0": 5, "1": 1, "2": 1, "3": 1, "4": 3, "5": 3, "6": 3, "7": 2, "8": 1, "9": 3, "10": 4, "11": 5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1&quot;&quot;: { &quot;;COM.MICROSOFT.TEXTJOIN(&quot;, &quot;;TRUE();[.H12:.L14]);&quot;}&quot;)" office:value-type="string" office:string-value="&quot;1&quot;: { &quot;0&quot;: 4, &quot;1&quot;: 2, &quot;2&quot;: 1, &quot;3&quot;: 1, &quot;4&quot;: 3, &quot;5&quot;: 1, &quot;6&quot;: 3, &quot;7&quot;: 2, &quot;8&quot;: 1, &quot;9&quot;: 3, &quot;10&quot;: 4, &quot;11&quot;: 4, &quot;12&quot;: 5, &quot;13&quot;: 4, &quot;14&quot;: 5}" calcext:value-type="string">
            <text:p>"1": { "0": 4, "1": 2, "2": 1, "3": 1, "4": 3, "5": 1, "6": 3, "7": 2, "8": 1, "9": 3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/>
          <table:table-cell table:formula="of:=COM.MICROSOFT.CONCAT(&quot;&quot;&quot;2&quot;&quot;: { &quot;;COM.MICROSOFT.TEXTJOIN(&quot;, &quot;;TRUE();[.N12:.R14]);&quot;}&quot;)" office:value-type="string" office:string-value="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" calcext:value-type="string">
            <text:p>"2": { "0": 4, "1": 1, "2": 1, "3": 1, "4": 3, "5": 1, "6": 2, "7": 3, "8": 1, "9": 4, "10": 4, "11": 4, "12": 4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" table:number-columns-repeated="29"/>
          <table:table-cell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" calcext:value-type="string">
            <text:p>"3": { "0": 4, "1": 1, "2": 1, "3": 2, "4": 3, "5": 1, "6": 2, "7": 2, "8": 3, "9": 4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2]; &quot;&quot;&quot;: &quot;; [.B8])" office:value-type="string" office:string-value="&quot;0&quot;: 5" calcext:value-type="string">
            <text:p>"0": 5</text:p>
          </table:table-cell>
          <table:table-cell table:style-name="ce10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H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I8])" office:value-type="string" office:string-value="&quot;1&quot;: 2" calcext:value-type="string">
            <text:p>"1": 2</text:p>
          </table:table-cell>
          <table:table-cell table:style-name="ce10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L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N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P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Q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R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W8])" office:value-type="string" office:string-value="&quot;3&quot;: 2" calcext:value-type="string">
            <text:p>"3": 2</text:p>
          </table:table-cell>
          <table:table-cell table:style-name="ce10" table:formula="of:=COM.MICROSOFT.CONCAT(&quot;&quot;&quot;&quot;;[.$F$2]; &quot;&quot;&quot;: &quot;; [.X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Z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10" table:formula="of:=COM.MICROSOFT.CONCAT(&quot;&quot;&quot;&quot;;[.$D$2]; &quot;&quot;&quot;: &quot;; [.AB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AC8])" office:value-type="string" office:string-value="&quot;3&quot;: 3" calcext:value-type="string">
            <text:p>"3": 3</text:p>
          </table:table-cell>
          <table:table-cell table:style-name="ce10" table:formula="of:=COM.MICROSOFT.CONCAT(&quot;&quot;&quot;&quot;;[.$F$2]; &quot;&quot;&quot;: &quot;; [.AD8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4&quot;&quot;: { &quot;;COM.MICROSOFT.TEXTJOIN(&quot;, &quot;;TRUE();[.Z12:.AD14]);&quot;}&quot;)" office:value-type="string" office:string-value="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" calcext:value-type="string">
            <text:p>"4": { "0": 4, "1": 2, "2": 1, "3": 3, "4": 4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3]; &quot;&quot;&quot;: &quot;; [.B9])" office:value-type="string" office:string-value="&quot;5&quot;: 3" calcext:value-type="string">
            <text:p>"5": 3</text:p>
          </table:table-cell>
          <table:table-cell table:style-name="ce10" table:formula="of:=COM.MICROSOFT.CONCAT(&quot;&quot;&quot;&quot;;[.$C$3]; &quot;&quot;&quot;: &quot;; [.C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D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F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H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L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N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P9])" office:value-type="string" office:string-value="&quot;7&quot;: 3" calcext:value-type="string">
            <text:p>"7": 3</text:p>
          </table:table-cell>
          <table:table-cell table:style-name="ce10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T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U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W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X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Z9])" office:value-type="string" office:string-value="&quot;5&quot;: 2" calcext:value-type="string">
            <text:p>"5": 2</text:p>
          </table:table-cell>
          <table:table-cell table:style-name="ce10" table:formula="of:=COM.MICROSOFT.CONCAT(&quot;&quot;&quot;&quot;;[.$C$3]; &quot;&quot;&quot;: &quot;; [.AA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AB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AD9])" office:value-type="string" office:string-value="&quot;9&quot;: 4" calcext:value-type="string">
            <text:p>"9": 4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4]; &quot;&quot;&quot;: &quot;; [.B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C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D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E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F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H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I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J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K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L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N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O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P10])" office:value-type="string" office:string-value="&quot;12&quot;: 4" calcext:value-type="string">
            <text:p>"12": 4</text:p>
          </table:table-cell>
          <table:table-cell table:style-name="ce10" table:formula="of:=COM.MICROSOFT.CONCAT(&quot;&quot;&quot;&quot;;[.$E$4]; &quot;&quot;&quot;: &quot;; [.Q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R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T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U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V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W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X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Z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AA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AB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AC10])" office:value-type="string" office:string-value="&quot;13&quot;: 5" calcext:value-type="string">
            <text:p>"13": 5</text:p>
          </table:table-cell>
          <table:table-cell table:style-name="ce10" table:formula="of:=COM.MICROSOFT.CONCAT(&quot;&quot;&quot;&quot;;[.$F$4]; &quot;&quot;&quot;: &quot;; [.AD10])" office:value-type="string" office:string-value="&quot;14&quot;: 5" calcext:value-type="string">
            <text:p>"14": 5</text:p>
          </table:table-cell>
          <table:table-cell/>
          <table:table-cell table:style-name="Default" table:formula="of:=COM.MICROSOFT.TEXTJOIN(&quot;, &quot;;TRUE();[.AF8:.AF12])" office:value-type="string" office:string-value="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2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" calcext:value-type="string">
            <text:p>"0": { "0": 5, "1": 1, "2": 1, "3": 1, "4": 3, "5": 3, "6": 3, "7": 2, "8": 1, "9": 3, "10": 4, "11": 5, "12": 5, "13": 4, "14": 5}, "1": { "0": 4, "1": 2, "2": 1, "3": 1, "4": 3, "5": 1, "6": 3, "7": 2, "8": 1, "9": 3, "10": 4, "11": 4, "12": 5, "13": 4, "14": 5}, "2": { "0": 4, "1": 1, "2": 1, "3": 1, "4": 3, "5": 1, "6": 2, "7": 3, "8": 1, "9": 4, "10": 4, "11": 4, "12": 4, "13": 4, "14": 5}, "3": { "0": 4, "1": 1, "2": 1, "3": 2, "4": 3, "5": 1, "6": 2, "7": 2, "8": 3, "9": 4, "10": 4, "11": 4, "12": 5, "13": 4, "14": 5}, "4": { "0": 4, "1": 2, "2": 1, "3": 3, "4": 4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1" table:number-columns-repeated="29"/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"/>
          <table:table-cell table:formula="of:=COM.MICROSOFT.CONCAT(&quot;&quot;&quot;5&quot;&quot;: { &quot;;COM.MICROSOFT.TEXTJOIN(&quot;, &quot;;TRUE();[.B20:.F22]);&quot;}&quot;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" calcext:value-type="string">
            <text:p>"5": { "0": 5, "1": 2, "2": 1, "3": 2, "4": 4, "5": 1, "6": 1, "7": 1, "8": 1, "9": 2, "10": 3, "11": 4, "12": 4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formula="of:=COM.MICROSOFT.CONCAT(&quot;&quot;&quot;6&quot;&quot;: { &quot;;COM.MICROSOFT.TEXTJOIN(&quot;, &quot;;TRUE();[.H20:.L22]);&quot;}&quot;)" office:value-type="string" office:string-value="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" calcext:value-type="string">
            <text:p>"6": { "0": 5, "1": 3, "2": 1, "3": 2, "4": 4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7"/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"/>
          <table:table-cell table:formula="of:=COM.MICROSOFT.CONCAT(&quot;&quot;&quot;7&quot;&quot;: { &quot;;COM.MICROSOFT.TEXTJOIN(&quot;, &quot;;TRUE();[.N20:.R22]);&quot;}&quot;)" office:value-type="string" office:string-value="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" calcext:value-type="string">
            <text:p>"7": { "0": 5, "1": 3, "2": 2, "3": 3, "4": 5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1" table:number-columns-repeated="29"/>
          <table:table-cell table:style-name="ce5"/>
          <table:table-cell table:formula="of:=COM.MICROSOFT.CONCAT(&quot;&quot;&quot;8&quot;&quot;: { &quot;;COM.MICROSOFT.TEXTJOIN(&quot;, &quot;;TRUE();[.T20:.X22]);&quot;}&quot;)" office:value-type="string" office:string-value="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" calcext:value-type="string">
            <text:p>"8": { "0": 5, "1": 2, "2": 1, "3": 3, "4": 4, "5": 1, "6": 1, "7": 1, "8": 1, "9": 2, "10": 3, "11": 3, "12": 3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2]; &quot;&quot;&quot;: &quot;; [.B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C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D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E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F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H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K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L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N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Q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R16])" office:value-type="string" office:string-value="&quot;4&quot;: 5" calcext:value-type="string">
            <text:p>"4": 5</text:p>
          </table:table-cell>
          <table:table-cell table:style-name="ce13"/>
          <table:table-cell table:style-name="ce13" table:formula="of:=COM.MICROSOFT.CONCAT(&quot;&quot;&quot;&quot;;[.$B$2]; &quot;&quot;&quot;: &quot;; [.T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W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X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Z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AA16])" office:value-type="string" office:string-value="&quot;1&quot;: 3" calcext:value-type="string">
            <text:p>"1": 3</text:p>
          </table:table-cell>
          <table:table-cell table:style-name="ce57" table:formula="of:=COM.MICROSOFT.CONCAT(&quot;&quot;&quot;&quot;;[.$D$2]; &quot;&quot;&quot;: &quot;; [.AB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AC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AD16])" office:value-type="string" office:string-value="&quot;4&quot;: 4" calcext:value-type="string">
            <text:p>"4": 4</text:p>
          </table:table-cell>
          <table:table-cell table:style-name="ce5"/>
          <table:table-cell table:formula="of:=COM.MICROSOFT.CONCAT(&quot;&quot;&quot;9&quot;&quot;: { &quot;;COM.MICROSOFT.TEXTJOIN(&quot;, &quot;;TRUE();[.Z20:.AD22]);&quot;}&quot;)" office:value-type="string" office:string-value="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" calcext:value-type="string">
            <text:p>"9": { "0": 5, "1": 3, "2": 2, "3": 3, "4": 4, "5": 2, "6": 2, "7": 2, "8": 2, "9": 2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3]; &quot;&quot;&quot;: &quot;; [.B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F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H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L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N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R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T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X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Z17])" office:value-type="string" office:string-value="&quot;5&quot;: 2" calcext:value-type="string">
            <text:p>"5": 2</text:p>
          </table:table-cell>
          <table:table-cell table:style-name="ce13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3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3" table:formula="of:=COM.MICROSOFT.CONCAT(&quot;&quot;&quot;&quot;;[.$E$3]; &quot;&quot;&quot;: &quot;; [.AC17])" office:value-type="string" office:string-value="&quot;8&quot;: 2" calcext:value-type="string">
            <text:p>"8": 2</text:p>
          </table:table-cell>
          <table:table-cell table:style-name="ce13" table:formula="of:=COM.MICROSOFT.CONCAT(&quot;&quot;&quot;&quot;;[.$F$3]; &quot;&quot;&quot;: &quot;; [.AD17])" office:value-type="string" office:string-value="&quot;9&quot;: 2" calcext:value-type="string">
            <text:p>"9": 2</text:p>
          </table:table-cell>
          <table:table-cell table:style-name="ce5"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4]; &quot;&quot;&quot;: &quot;; [.B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C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D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E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F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H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I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J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L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N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O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P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Q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R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T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U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V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W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X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Z18])" office:value-type="string" office:string-value="&quot;10&quot;: 4" calcext:value-type="string">
            <text:p>"10": 4</text:p>
          </table:table-cell>
          <table:table-cell table:style-name="ce13" table:formula="of:=COM.MICROSOFT.CONCAT(&quot;&quot;&quot;&quot;;[.$C$4]; &quot;&quot;&quot;: &quot;; [.AA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AB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AC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AD18])" office:value-type="string" office:string-value="&quot;14&quot;: 4" calcext:value-type="string">
            <text:p>"14": 4</text:p>
          </table:table-cell>
          <table:table-cell table:style-name="ce5"/>
          <table:table-cell table:formula="of:=COM.MICROSOFT.TEXTJOIN(&quot;, &quot;;TRUE();[.AF16:.AF20]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" calcext:value-type="string">
            <text:p>"5": { "0": 5, "1": 2, "2": 1, "3": 2, "4": 4, "5": 1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2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1" table:number-columns-repeated="29"/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37"/>
          <table:table-cell table:style-name="ce41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5"/>
          <table:table-cell table:formula="of:=COM.MICROSOFT.CONCAT(&quot;&quot;&quot;10&quot;&quot;: { &quot;;COM.MICROSOFT.TEXTJOIN(&quot;, &quot;;TRUE();[.B28:.F30]);&quot;}&quot;)" office:value-type="string" office:string-value="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" calcext:value-type="string">
            <text:p>"10": { "0": 5, "1": 4, "2": 3, "3": 4, "4": 5, "5": 3, "6": 1, "7": 1, "8": 1, "9": 4, "10": 3, "11": 1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5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"/>
          <table:table-cell table:formula="of:=COM.MICROSOFT.CONCAT(&quot;&quot;&quot;11&quot;&quot;: { &quot;;COM.MICROSOFT.TEXTJOIN(&quot;, &quot;;TRUE();[.H28:.L30]);&quot;}&quot;)" office:value-type="string" office:string-value="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" calcext:value-type="string">
            <text:p>"11": { "0": 5, "1": 4, "2": 3, "3": 4, "4": 5, "5": 3, "6": 3, "7": 1, "8": 1, "9": 4, "10": 1, "11": 3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formula="of:=COM.MICROSOFT.CONCAT(&quot;&quot;&quot;12&quot;&quot;: { &quot;;COM.MICROSOFT.TEXTJOIN(&quot;, &quot;;TRUE();[.N28:.R30]);&quot;}&quot;)" office:value-type="string" office:string-value="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" calcext:value-type="string">
            <text:p>"12": { "0": 5, "1": 5, "2": 3, "3": 5, "4": 5, "5": 3, "6": 2, "7": 2, "8": 2, "9": 5, "10": 1, "11": 1, "12": 3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4" table:number-columns-repeated="6"/>
          <table:table-cell/>
          <table:table-cell table:style-name="ce4" table:number-columns-repeated="22"/>
          <table:table-cell table:style-name="ce5"/>
          <table:table-cell table:formula="of:=COM.MICROSOFT.CONCAT(&quot;&quot;&quot;13&quot;&quot;: { &quot;;COM.MICROSOFT.TEXTJOIN(&quot;, &quot;;TRUE();[.T28:.X30]);&quot;}&quot;)" office:value-type="string" office:string-value="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" calcext:value-type="string">
            <text:p>"13": { "0": 5, "1": 4, "2": 3, "3": 4, "4": 5, "5": 2, "6": 1, "7": 1, "8": 3, "9": 4, "10": 1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C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D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E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F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J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K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L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O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P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Q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R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U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V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W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X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AD24])" office:value-type="string" office:string-value="&quot;4&quot;: 5" calcext:value-type="string">
            <text:p>"4": 5</text:p>
          </table:table-cell>
          <table:table-cell table:style-name="ce5"/>
          <table:table-cell table:formula="of:=COM.MICROSOFT.CONCAT(&quot;&quot;&quot;14&quot;&quot;: { &quot;;COM.MICROSOFT.TEXTJOIN(&quot;, &quot;;TRUE();[.Z28:.AD30]);&quot;}&quot;)" office:value-type="string" office:string-value="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" calcext:value-type="string">
            <text:p>"14": { "0": 5, "1": 5, "2": 4, "3": 5, "4": 5, "5": 2, "6": 2, "7": 2, "8": 3, "9": 4, "10": 2, "11": 2, "12": 2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C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3" calcext:value-type="string">
            <text:p>"6": 3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5" calcext:value-type="string">
            <text:p>"9": 5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X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AC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AD25])" office:value-type="string" office:string-value="&quot;9&quot;: 4" calcext:value-type="string">
            <text:p>"9": 4</text:p>
          </table:table-cell>
          <table:table-cell table:style-name="ce5"/>
          <table:table-cell table:number-columns-repeated="21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3" calcext:value-type="string">
            <text:p>"10": 3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I26])" office:value-type="string" office:string-value="&quot;11&quot;: 3" calcext:value-type="string">
            <text:p>"11": 3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3" calcext:value-type="string">
            <text:p>"12": 3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AA26])" office:value-type="string" office:string-value="&quot;11&quot;: 2" calcext:value-type="string">
            <text:p>"11": 2</text:p>
          </table:table-cell>
          <table:table-cell table:style-name="ce14" table:formula="of:=COM.MICROSOFT.CONCAT(&quot;&quot;&quot;&quot;;[.$D$4]; &quot;&quot;&quot;: &quot;; [.AB26])" office:value-type="string" office:string-value="&quot;12&quot;: 2" calcext:value-type="string">
            <text:p>"12": 2</text:p>
          </table:table-cell>
          <table:table-cell table:style-name="ce14" table:formula="of:=COM.MICROSOFT.CONCAT(&quot;&quot;&quot;&quot;;[.$E$4]; &quot;&quot;&quot;: &quot;; [.AC26])" office:value-type="string" office:string-value="&quot;13&quot;: 3" calcext:value-type="string">
            <text:p>"13": 3</text:p>
          </table:table-cell>
          <table:table-cell table:style-name="ce14" table:formula="of:=COM.MICROSOFT.CONCAT(&quot;&quot;&quot;&quot;;[.$F$4]; &quot;&quot;&quot;: &quot;; [.AD26])" office:value-type="string" office:string-value="&quot;14&quot;: 3" calcext:value-type="string">
            <text:p>"14": 3</text:p>
          </table:table-cell>
          <table:table-cell table:style-name="ce5"/>
          <table:table-cell table:formula="of:=COM.MICROSOFT.TEXTJOIN(&quot;, &quot;;TRUE();[.AF24:.AF28])" office:value-type="string" office:string-value="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" calcext:value-type="string">
            <text:p>"10": { "0": 5, "1": 4, "2": 3, "3": 4, "4": 5, "5": 3, "6": 1, "7": 1, "8": 1, "9": 4, "10": 3, "11": 1, "12": 1, "13": 1, "14": 4}, "11": { "0": 5, "1": 4, "2": 3, "3": 4, "4": 5, "5": 3, "6": 3, "7": 1, "8": 1, "9": 4, "10": 1, "11": 3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" table:formula="of:=COM.MICROSOFT.CONCAT(&quot;{&quot;; COM.MICROSOFT.TEXTJOIN(&quot;, &quot;;TRUE();[.AF14]; [.AF22]; [.AF30]);&quot;}&quot;)" office:value-type="string" office:string-value="{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2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, 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, 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}" calcext:value-type="string">
            <text:p>{"0": { "0": 5, "1": 1, "2": 1, "3": 1, "4": 3, "5": 3, "6": 3, "7": 2, "8": 1, "9": 3, "10": 4, "11": 5, "12": 5, "13": 4, "14": 5}, "1": { "0": 4, "1": 2, "2": 1, "3": 1, "4": 3, "5": 1, "6": 3, "7": 2, "8": 1, "9": 3, "10": 4, "11": 4, "12": 5, "13": 4, "14": 5}, "2": { "0": 4, "1": 1, "2": 1, "3": 1, "4": 3, "5": 1, "6": 2, "7": 3, "8": 1, "9": 4, "10": 4, "11": 4, "12": 4, "13": 4, "14": 5}, "3": { "0": 4, "1": 1, "2": 1, "3": 2, "4": 3, "5": 1, "6": 2, "7": 2, "8": 3, "9": 4, "10": 4, "11": 4, "12": 5, "13": 4, "14": 5}, "4": { "0": 4, "1": 2, "2": 1, "3": 3, "4": 4, "5": 2, "6": 2, "7": 2, "8": 3, "9": 4, "10": 4, "11": 4, "12": 5, "13": 5, "14": 5}, "5": { "0": 5, "1": 2, "2": 1, "3": 2, "4": 4, "5": 1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2, "10": 4, "11": 4, "12": 4, "13": 3, "14": 4}, "10": { "0": 5, "1": 4, "2": 3, "3": 4, "4": 5, "5": 3, "6": 1, "7": 1, "8": 1, "9": 4, "10": 3, "11": 1, "12": 1, "13": 1, "14": 4}, "11": { "0": 5, "1": 4, "2": 3, "3": 4, "4": 5, "5": 3, "6": 3, "7": 1, "8": 1, "9": 4, "10": 1, "11": 3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3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0"/>
          <table:table-cell table:style-name="Default" table:number-columns-repeated="16332"/>
        </table:table-row>
      </table:table>
      <table:table table:name="v0" table:style-name="ta2">
        <office:forms form:automatic-focus="false" form:apply-design-mode="false"/>
        <table:table-column table:style-name="co1" table:number-columns-repeated="12" table:default-cell-style-name="Default"/>
        <table:table-column table:style-name="co1" table:default-cell-style-name="ce9"/>
        <table:table-column table:style-name="co1" table:number-columns-repeated="17" table:default-cell-style-name="Default"/>
        <table:table-column table:style-name="co1" table:number-columns-repeated="16354"/>
        <table:table-row table:style-name="ro1" table:number-rows-repeated="7">
          <table:table-cell table:number-columns-repeated="12"/>
          <table:table-cell table:style-name="Default"/>
          <table:table-cell table:number-columns-repeated="17"/>
          <table:table-cell table:style-name="Default" table:number-columns-repeated="16354"/>
        </table:table-row>
        <table:table-row table:style-name="ro1">
          <table:table-cell/>
          <table:table-cell table:style-name="ce61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56"/>
          <table:table-cell table:style-name="ce66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56"/>
          <table:table-cell table:style-name="ce66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56"/>
          <table:table-cell table:style-name="ce62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2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56"/>
          <table:table-cell table:style-name="ce83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/>
          <table:table-cell table:style-name="ce8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56"/>
          <table:table-cell table:style-name="ce8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56"/>
          <table:table-cell table:style-name="ce62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2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56"/>
          <table:table-cell table:style-name="ce62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56"/>
          <table:table-cell table:style-name="ce62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78" office:value-type="float" office:value="5" calcext:value-type="float">
            <text:p>5</text:p>
          </table:table-cell>
          <table:table-cell table:style-name="ce56"/>
          <table:table-cell table:style-name="ce62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78" office:value-type="float" office:value="5" calcext:value-type="float">
            <text:p>5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9" table:number-columns-repeated="11"/>
          <table:table-cell/>
          <table:table-cell table:style-name="ce9" table:number-columns-repeated="17"/>
          <table:table-cell table:style-name="Default" table:number-columns-repeated="16354"/>
        </table:table-row>
        <table:table-row table:style-name="ro1">
          <table:table-cell/>
          <table:table-cell table:style-name="ce63" table:formula="of:=COM.MICROSOFT.CONCAT(&quot;&quot;&quot;&quot;;[.$B$2]; &quot;&quot;&quot;: &quot;; [.B8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C$2]; &quot;&quot;&quot;: &quot;; [.C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D$2]; &quot;&quot;&quot;: &quot;; [.D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E$2]; &quot;&quot;&quot;: &quot;; [.E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F$2]; &quot;&quot;&quot;: &quot;; [.F8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2]; &quot;&quot;&quot;: &quot;; [.H8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C$2]; &quot;&quot;&quot;: &quot;; [.I8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D$2]; &quot;&quot;&quot;: &quot;; [.J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E$2]; &quot;&quot;&quot;: &quot;; [.K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F$2]; &quot;&quot;&quot;: &quot;; [.L8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2]; &quot;&quot;&quot;: &quot;; [.N8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2]; &quot;&quot;&quot;: &quot;; [.O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D$2]; &quot;&quot;&quot;: &quot;; [.P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E$2]; &quot;&quot;&quot;: &quot;; [.Q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F$2]; &quot;&quot;&quot;: &quot;; [.R8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2]; &quot;&quot;&quot;: &quot;; [.T8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2]; &quot;&quot;&quot;: &quot;; [.U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D$2]; &quot;&quot;&quot;: &quot;; [.V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E$2]; &quot;&quot;&quot;: &quot;; [.W8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F$2]; &quot;&quot;&quot;: &quot;; [.X8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2]; &quot;&quot;&quot;: &quot;; [.Z8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2]; &quot;&quot;&quot;: &quot;; [.AA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D$2]; &quot;&quot;&quot;: &quot;; [.AB8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E$2]; &quot;&quot;&quot;: &quot;; [.AC8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F$2]; &quot;&quot;&quot;: &quot;; [.AD8])" office:value-type="string" office:string-value="&quot;&quot;: 4" calcext:value-type="string">
            <text:p>"": 4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3" table:formula="of:=COM.MICROSOFT.CONCAT(&quot;&quot;&quot;&quot;;[.$B$3]; &quot;&quot;&quot;: &quot;; [.B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C$3]; &quot;&quot;&quot;: &quot;; [.C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D$3]; &quot;&quot;&quot;: &quot;; [.D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E$3]; &quot;&quot;&quot;: &quot;; [.E9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F$3]; &quot;&quot;&quot;: &quot;; [.F9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3]; &quot;&quot;&quot;: &quot;; [.H9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C$3]; &quot;&quot;&quot;: &quot;; [.I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D$3]; &quot;&quot;&quot;: &quot;; [.J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E$3]; &quot;&quot;&quot;: &quot;; [.K9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F$3]; &quot;&quot;&quot;: &quot;; [.L9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3]; &quot;&quot;&quot;: &quot;; [.N9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C$3]; &quot;&quot;&quot;: &quot;; [.O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D$3]; &quot;&quot;&quot;: &quot;; [.P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E$3]; &quot;&quot;&quot;: &quot;; [.Q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F$3]; &quot;&quot;&quot;: &quot;; [.R9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3]; &quot;&quot;&quot;: &quot;; [.T9])" office:value-type="string" office:string-value="&quot;&quot;: 1" calcext:value-type="string">
            <text:p>"": 1</text:p>
          </table:table-cell>
          <table:table-cell table:style-name="ce63" table:formula="of:=COM.MICROSOFT.CONCAT(&quot;&quot;&quot;&quot;;[.$C$3]; &quot;&quot;&quot;: &quot;; [.U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D$3]; &quot;&quot;&quot;: &quot;; [.V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E$3]; &quot;&quot;&quot;: &quot;; [.W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F$3]; &quot;&quot;&quot;: &quot;; [.X9])" office:value-type="string" office:string-value="&quot;&quot;: 3" calcext:value-type="string">
            <text:p>"": 3</text:p>
          </table:table-cell>
          <table:table-cell table:style-name="ce63"/>
          <table:table-cell table:style-name="ce63" table:formula="of:=COM.MICROSOFT.CONCAT(&quot;&quot;&quot;&quot;;[.$B$3]; &quot;&quot;&quot;: &quot;; [.Z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C$3]; &quot;&quot;&quot;: &quot;; [.AA9])" office:value-type="string" office:string-value="&quot;&quot;: 2" calcext:value-type="string">
            <text:p>"": 2</text:p>
          </table:table-cell>
          <table:table-cell table:style-name="ce63" table:formula="of:=COM.MICROSOFT.CONCAT(&quot;&quot;&quot;&quot;;[.$D$3]; &quot;&quot;&quot;: &quot;; [.AB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E$3]; &quot;&quot;&quot;: &quot;; [.AC9])" office:value-type="string" office:string-value="&quot;&quot;: 3" calcext:value-type="string">
            <text:p>"": 3</text:p>
          </table:table-cell>
          <table:table-cell table:style-name="ce63" table:formula="of:=COM.MICROSOFT.CONCAT(&quot;&quot;&quot;&quot;;[.$F$3]; &quot;&quot;&quot;: &quot;; [.AD9])" office:value-type="string" office:string-value="&quot;&quot;: 3" calcext:value-type="string">
            <text:p>"": 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3" table:formula="of:=COM.MICROSOFT.CONCAT(&quot;&quot;&quot;&quot;;[.$B$4]; &quot;&quot;&quot;: &quot;; [.B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C$4]; &quot;&quot;&quot;: &quot;; [.C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D$4]; &quot;&quot;&quot;: &quot;; [.D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E$4]; &quot;&quot;&quot;: &quot;; [.E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F$4]; &quot;&quot;&quot;: &quot;; [.F10])" office:value-type="string" office:string-value="&quot;&quot;: 4" calcext:value-type="string">
            <text:p>"": 4</text:p>
          </table:table-cell>
          <table:table-cell table:style-name="ce63"/>
          <table:table-cell table:style-name="ce63" table:formula="of:=COM.MICROSOFT.CONCAT(&quot;&quot;&quot;&quot;;[.$B$4]; &quot;&quot;&quot;: &quot;; [.H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4]; &quot;&quot;&quot;: &quot;; [.I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D$4]; &quot;&quot;&quot;: &quot;; [.J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E$4]; &quot;&quot;&quot;: &quot;; [.K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F$4]; &quot;&quot;&quot;: &quot;; [.L10])" office:value-type="string" office:string-value="&quot;&quot;: 4" calcext:value-type="string">
            <text:p>"": 4</text:p>
          </table:table-cell>
          <table:table-cell table:style-name="ce63"/>
          <table:table-cell table:style-name="ce63" table:formula="of:=COM.MICROSOFT.CONCAT(&quot;&quot;&quot;&quot;;[.$B$4]; &quot;&quot;&quot;: &quot;; [.N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4]; &quot;&quot;&quot;: &quot;; [.O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D$4]; &quot;&quot;&quot;: &quot;; [.P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E$4]; &quot;&quot;&quot;: &quot;; [.Q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F$4]; &quot;&quot;&quot;: &quot;; [.R10])" office:value-type="string" office:string-value="&quot;&quot;: 4" calcext:value-type="string">
            <text:p>"": 4</text:p>
          </table:table-cell>
          <table:table-cell table:style-name="ce63"/>
          <table:table-cell table:style-name="ce63" table:formula="of:=COM.MICROSOFT.CONCAT(&quot;&quot;&quot;&quot;;[.$B$4]; &quot;&quot;&quot;: &quot;; [.T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4]; &quot;&quot;&quot;: &quot;; [.U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D$4]; &quot;&quot;&quot;: &quot;; [.V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E$4]; &quot;&quot;&quot;: &quot;; [.W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F$4]; &quot;&quot;&quot;: &quot;; [.X10])" office:value-type="string" office:string-value="&quot;&quot;: 5" calcext:value-type="string">
            <text:p>"": 5</text:p>
          </table:table-cell>
          <table:table-cell table:style-name="ce63"/>
          <table:table-cell table:style-name="ce63" table:formula="of:=COM.MICROSOFT.CONCAT(&quot;&quot;&quot;&quot;;[.$B$4]; &quot;&quot;&quot;: &quot;; [.Z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C$4]; &quot;&quot;&quot;: &quot;; [.AA10])" office:value-type="string" office:string-value="&quot;&quot;: 4" calcext:value-type="string">
            <text:p>"": 4</text:p>
          </table:table-cell>
          <table:table-cell table:style-name="ce63" table:formula="of:=COM.MICROSOFT.CONCAT(&quot;&quot;&quot;&quot;;[.$D$4]; &quot;&quot;&quot;: &quot;; [.AB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E$4]; &quot;&quot;&quot;: &quot;; [.AC10])" office:value-type="string" office:string-value="&quot;&quot;: 5" calcext:value-type="string">
            <text:p>"": 5</text:p>
          </table:table-cell>
          <table:table-cell table:style-name="ce63" table:formula="of:=COM.MICROSOFT.CONCAT(&quot;&quot;&quot;&quot;;[.$F$4]; &quot;&quot;&quot;: &quot;; [.AD10])" office:value-type="string" office:string-value="&quot;&quot;: 5" calcext:value-type="string">
            <text:p>"": 5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9" table:number-columns-repeated="11"/>
          <table:table-cell/>
          <table:table-cell table:style-name="ce9" table:number-columns-repeated="17"/>
          <table:table-cell table:style-name="Default" table:number-columns-repeated="16354"/>
        </table:table-row>
        <table:table-row table:style-name="ro1"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9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9"/>
          <table:table-cell table:style-name="ce64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9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78" office:value-type="float" office:value="3" calcext:value-type="float">
            <text:p>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9"/>
          <table:table-cell table:style-name="ce8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9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9"/>
          <table:table-cell table:style-name="ce62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6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9"/>
          <table:table-cell table:style-name="ce66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66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9"/>
          <table:table-cell table:style-name="ce66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9"/>
          <table:table-cell table:style-name="ce64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9" table:number-columns-repeated="11"/>
          <table:table-cell/>
          <table:table-cell table:style-name="ce9" table:number-columns-repeated="17"/>
          <table:table-cell table:style-name="Default" table:number-columns-repeated="16354"/>
        </table:table-row>
        <table:table-row table:style-name="ro1">
          <table:table-cell/>
          <table:table-cell table:style-name="ce67" table:formula="of:=COM.MICROSOFT.CONCAT(&quot;&quot;&quot;&quot;;[.$B$2]; &quot;&quot;&quot;: &quot;; [.B16])" office:value-type="string" office:string-value="&quot;&quot;: 5" calcext:value-type="string">
            <text:p>"": 5</text:p>
          </table:table-cell>
          <table:table-cell table:style-name="ce67" table:formula="of:=COM.MICROSOFT.CONCAT(&quot;&quot;&quot;&quot;;[.$C$2]; &quot;&quot;&quot;: &quot;; [.C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D$2]; &quot;&quot;&quot;: &quot;; [.D16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2]; &quot;&quot;&quot;: &quot;; [.E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2]; &quot;&quot;&quot;: &quot;; [.F16])" office:value-type="string" office:string-value="&quot;&quot;: 4" calcext:value-type="string">
            <text:p>"": 4</text:p>
          </table:table-cell>
          <table:table-cell table:style-name="ce67"/>
          <table:table-cell table:style-name="ce67" table:formula="of:=COM.MICROSOFT.CONCAT(&quot;&quot;&quot;&quot;;[.$B$2]; &quot;&quot;&quot;: &quot;; [.H16])" office:value-type="string" office:string-value="&quot;&quot;: 5" calcext:value-type="string">
            <text:p>"": 5</text:p>
          </table:table-cell>
          <table:table-cell table:style-name="ce67" table:formula="of:=COM.MICROSOFT.CONCAT(&quot;&quot;&quot;&quot;;[.$C$2]; &quot;&quot;&quot;: &quot;; [.I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2]; &quot;&quot;&quot;: &quot;; [.J16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2]; &quot;&quot;&quot;: &quot;; [.K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2]; &quot;&quot;&quot;: &quot;; [.L16])" office:value-type="string" office:string-value="&quot;&quot;: 4" calcext:value-type="string">
            <text:p>"": 4</text:p>
          </table:table-cell>
          <table:table-cell table:style-name="ce67"/>
          <table:table-cell table:style-name="ce67" table:formula="of:=COM.MICROSOFT.CONCAT(&quot;&quot;&quot;&quot;;[.$B$2]; &quot;&quot;&quot;: &quot;; [.N16])" office:value-type="string" office:string-value="&quot;&quot;: 5" calcext:value-type="string">
            <text:p>"": 5</text:p>
          </table:table-cell>
          <table:table-cell table:style-name="ce67" table:formula="of:=COM.MICROSOFT.CONCAT(&quot;&quot;&quot;&quot;;[.$C$2]; &quot;&quot;&quot;: &quot;; [.O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2]; &quot;&quot;&quot;: &quot;; [.P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E$2]; &quot;&quot;&quot;: &quot;; [.Q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F$2]; &quot;&quot;&quot;: &quot;; [.R16])" office:value-type="string" office:string-value="&quot;&quot;: 4" calcext:value-type="string">
            <text:p>"": 4</text:p>
          </table:table-cell>
          <table:table-cell table:style-name="ce67"/>
          <table:table-cell table:style-name="ce67" table:formula="of:=COM.MICROSOFT.CONCAT(&quot;&quot;&quot;&quot;;[.$B$2]; &quot;&quot;&quot;: &quot;; [.T16])" office:value-type="string" office:string-value="&quot;&quot;: 5" calcext:value-type="string">
            <text:p>"": 5</text:p>
          </table:table-cell>
          <table:table-cell table:style-name="ce67" table:formula="of:=COM.MICROSOFT.CONCAT(&quot;&quot;&quot;&quot;;[.$C$2]; &quot;&quot;&quot;: &quot;; [.U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D$2]; &quot;&quot;&quot;: &quot;; [.V16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2]; &quot;&quot;&quot;: &quot;; [.W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F$2]; &quot;&quot;&quot;: &quot;; [.X16])" office:value-type="string" office:string-value="&quot;&quot;: 4" calcext:value-type="string">
            <text:p>"": 4</text:p>
          </table:table-cell>
          <table:table-cell table:style-name="ce67"/>
          <table:table-cell table:style-name="ce67" table:formula="of:=COM.MICROSOFT.CONCAT(&quot;&quot;&quot;&quot;;[.$B$2]; &quot;&quot;&quot;: &quot;; [.Z16])" office:value-type="string" office:string-value="&quot;&quot;: 5" calcext:value-type="string">
            <text:p>"": 5</text:p>
          </table:table-cell>
          <table:table-cell table:style-name="ce67" table:formula="of:=COM.MICROSOFT.CONCAT(&quot;&quot;&quot;&quot;;[.$C$2]; &quot;&quot;&quot;: &quot;; [.AA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2]; &quot;&quot;&quot;: &quot;; [.AB16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E$2]; &quot;&quot;&quot;: &quot;; [.AC16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F$2]; &quot;&quot;&quot;: &quot;; [.AD16])" office:value-type="string" office:string-value="&quot;&quot;: 3" calcext:value-type="string">
            <text:p>"": 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7" table:formula="of:=COM.MICROSOFT.CONCAT(&quot;&quot;&quot;&quot;;[.$B$3]; &quot;&quot;&quot;: &quot;; [.B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C$3]; &quot;&quot;&quot;: &quot;; [.C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D$3]; &quot;&quot;&quot;: &quot;; [.D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3]; &quot;&quot;&quot;: &quot;; [.E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F$3]; &quot;&quot;&quot;: &quot;; [.F17])" office:value-type="string" office:string-value="&quot;&quot;: 2" calcext:value-type="string">
            <text:p>"": 2</text:p>
          </table:table-cell>
          <table:table-cell table:style-name="ce67"/>
          <table:table-cell table:style-name="ce67" table:formula="of:=COM.MICROSOFT.CONCAT(&quot;&quot;&quot;&quot;;[.$B$3]; &quot;&quot;&quot;: &quot;; [.H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C$3]; &quot;&quot;&quot;: &quot;; [.I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D$3]; &quot;&quot;&quot;: &quot;; [.J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3]; &quot;&quot;&quot;: &quot;; [.K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F$3]; &quot;&quot;&quot;: &quot;; [.L17])" office:value-type="string" office:string-value="&quot;&quot;: 2" calcext:value-type="string">
            <text:p>"": 2</text:p>
          </table:table-cell>
          <table:table-cell table:style-name="ce67"/>
          <table:table-cell table:style-name="ce67" table:formula="of:=COM.MICROSOFT.CONCAT(&quot;&quot;&quot;&quot;;[.$B$3]; &quot;&quot;&quot;: &quot;; [.N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C$3]; &quot;&quot;&quot;: &quot;; [.O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D$3]; &quot;&quot;&quot;: &quot;; [.P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3]; &quot;&quot;&quot;: &quot;; [.Q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F$3]; &quot;&quot;&quot;: &quot;; [.R17])" office:value-type="string" office:string-value="&quot;&quot;: 2" calcext:value-type="string">
            <text:p>"": 2</text:p>
          </table:table-cell>
          <table:table-cell table:style-name="ce67"/>
          <table:table-cell table:style-name="ce67" table:formula="of:=COM.MICROSOFT.CONCAT(&quot;&quot;&quot;&quot;;[.$B$3]; &quot;&quot;&quot;: &quot;; [.T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C$3]; &quot;&quot;&quot;: &quot;; [.U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D$3]; &quot;&quot;&quot;: &quot;; [.V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E$3]; &quot;&quot;&quot;: &quot;; [.W17])" office:value-type="string" office:string-value="&quot;&quot;: 1" calcext:value-type="string">
            <text:p>"": 1</text:p>
          </table:table-cell>
          <table:table-cell table:style-name="ce67" table:formula="of:=COM.MICROSOFT.CONCAT(&quot;&quot;&quot;&quot;;[.$F$3]; &quot;&quot;&quot;: &quot;; [.X17])" office:value-type="string" office:string-value="&quot;&quot;: 3" calcext:value-type="string">
            <text:p>"": 3</text:p>
          </table:table-cell>
          <table:table-cell table:style-name="ce67"/>
          <table:table-cell table:style-name="ce67" table:formula="of:=COM.MICROSOFT.CONCAT(&quot;&quot;&quot;&quot;;[.$B$3]; &quot;&quot;&quot;: &quot;; [.Z17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C$3]; &quot;&quot;&quot;: &quot;; [.AA17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D$3]; &quot;&quot;&quot;: &quot;; [.AB17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E$3]; &quot;&quot;&quot;: &quot;; [.AC17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3]; &quot;&quot;&quot;: &quot;; [.AD17])" office:value-type="string" office:string-value="&quot;&quot;: 2" calcext:value-type="string">
            <text:p>"": 2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7" table:formula="of:=COM.MICROSOFT.CONCAT(&quot;&quot;&quot;&quot;;[.$B$4]; &quot;&quot;&quot;: &quot;; [.B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C$4]; &quot;&quot;&quot;: &quot;; [.C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4]; &quot;&quot;&quot;: &quot;; [.D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E$4]; &quot;&quot;&quot;: &quot;; [.E18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4]; &quot;&quot;&quot;: &quot;; [.F18])" office:value-type="string" office:string-value="&quot;&quot;: 3" calcext:value-type="string">
            <text:p>"": 3</text:p>
          </table:table-cell>
          <table:table-cell table:style-name="ce67"/>
          <table:table-cell table:style-name="ce67" table:formula="of:=COM.MICROSOFT.CONCAT(&quot;&quot;&quot;&quot;;[.$B$4]; &quot;&quot;&quot;: &quot;; [.H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C$4]; &quot;&quot;&quot;: &quot;; [.I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4]; &quot;&quot;&quot;: &quot;; [.J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E$4]; &quot;&quot;&quot;: &quot;; [.K18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4]; &quot;&quot;&quot;: &quot;; [.L18])" office:value-type="string" office:string-value="&quot;&quot;: 3" calcext:value-type="string">
            <text:p>"": 3</text:p>
          </table:table-cell>
          <table:table-cell table:style-name="ce67"/>
          <table:table-cell table:style-name="ce67" table:formula="of:=COM.MICROSOFT.CONCAT(&quot;&quot;&quot;&quot;;[.$B$4]; &quot;&quot;&quot;: &quot;; [.N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C$4]; &quot;&quot;&quot;: &quot;; [.O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4]; &quot;&quot;&quot;: &quot;; [.P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E$4]; &quot;&quot;&quot;: &quot;; [.Q18])" office:value-type="string" office:string-value="&quot;&quot;: 2" calcext:value-type="string">
            <text:p>"": 2</text:p>
          </table:table-cell>
          <table:table-cell table:style-name="ce67" table:formula="of:=COM.MICROSOFT.CONCAT(&quot;&quot;&quot;&quot;;[.$F$4]; &quot;&quot;&quot;: &quot;; [.R18])" office:value-type="string" office:string-value="&quot;&quot;: 3" calcext:value-type="string">
            <text:p>"": 3</text:p>
          </table:table-cell>
          <table:table-cell table:style-name="ce67"/>
          <table:table-cell table:style-name="ce67" table:formula="of:=COM.MICROSOFT.CONCAT(&quot;&quot;&quot;&quot;;[.$B$4]; &quot;&quot;&quot;: &quot;; [.T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C$4]; &quot;&quot;&quot;: &quot;; [.U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D$4]; &quot;&quot;&quot;: &quot;; [.V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E$4]; &quot;&quot;&quot;: &quot;; [.W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F$4]; &quot;&quot;&quot;: &quot;; [.X18])" office:value-type="string" office:string-value="&quot;&quot;: 3" calcext:value-type="string">
            <text:p>"": 3</text:p>
          </table:table-cell>
          <table:table-cell table:style-name="ce67"/>
          <table:table-cell table:style-name="ce90" table:formula="of:=COM.MICROSOFT.CONCAT(&quot;&quot;&quot;&quot;;[.$B$4]; &quot;&quot;&quot;: &quot;; [.Z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C$4]; &quot;&quot;&quot;: &quot;; [.AA18])" office:value-type="string" office:string-value="&quot;&quot;: 4" calcext:value-type="string">
            <text:p>"": 4</text:p>
          </table:table-cell>
          <table:table-cell table:style-name="ce67" table:formula="of:=COM.MICROSOFT.CONCAT(&quot;&quot;&quot;&quot;;[.$D$4]; &quot;&quot;&quot;: &quot;; [.AB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E$4]; &quot;&quot;&quot;: &quot;; [.AC18])" office:value-type="string" office:string-value="&quot;&quot;: 3" calcext:value-type="string">
            <text:p>"": 3</text:p>
          </table:table-cell>
          <table:table-cell table:style-name="ce67" table:formula="of:=COM.MICROSOFT.CONCAT(&quot;&quot;&quot;&quot;;[.$F$4]; &quot;&quot;&quot;: &quot;; [.AD18])" office:value-type="string" office:string-value="&quot;&quot;: 3" calcext:value-type="string">
            <text:p>"": 3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9" table:number-columns-repeated="11"/>
          <table:table-cell/>
          <table:table-cell table:style-name="ce9" table:number-columns-repeated="17"/>
          <table:table-cell table:style-name="Default" table:number-columns-repeated="16354"/>
        </table:table-row>
        <table:table-row table:style-name="ro1">
          <table:table-cell/>
          <table:table-cell table:style-name="ce64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style-name="ce82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56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56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  <table:table-cell table:style-name="ce56"/>
          <table:table-cell table:style-name="ce64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75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  <table:table-cell table:style-name="ce56"/>
          <table:table-cell table:style-name="ce64" office:value-type="float" office:value="5" calcext:value-type="float">
            <text:p>5</text:p>
          </table:table-cell>
          <table:table-cell table:style-name="ce88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56"/>
          <table:table-cell table:style-name="ce66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7"/>
          <table:table-cell table:style-name="ce66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7"/>
          <table:table-cell table:style-name="ce66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56"/>
          <table:table-cell table:style-name="ce66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Default" table:number-columns-repeated="16354"/>
        </table:table-row>
        <table:table-row table:style-name="ro1">
          <table:table-cell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56"/>
          <table:table-cell table:style-name="ce84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56"/>
          <table:table-cell table:style-name="ce62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Default" table:number-columns-repeated="16354"/>
        </table:table-row>
      </table:table>
      <table:table table:name="v1" table:style-name="ta3">
        <office:forms form:automatic-focus="false" form:apply-design-mode="false"/>
        <table:table-column table:style-name="co1" table:number-columns-repeated="52" table:default-cell-style-name="ce5"/>
        <table:table-column table:style-name="co1" table:number-columns-repeated="16332"/>
        <table:table-row table:style-name="ro1">
          <table:table-cell table:style-name="ce1" table:number-columns-repeated="4"/>
          <table:table-cell table:style-name="ce27" table:number-columns-repeated="3"/>
          <table:table-cell table:style-name="ce4"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 table:style-name="ce27" table:number-columns-repeated="2"/>
          <table:table-cell table:style-name="ce46"/>
          <table:table-cell table:style-name="ce1" table:number-columns-repeated="4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fortable, no wrist move, or a finder between keys</text:p>
          </table:table-cell>
          <table:table-cell table:number-columns-repeated="32"/>
          <table:table-cell table:style-name="ce5" table:number-columns-repeated="16332"/>
        </table:table-row>
        <table:table-row table:style-name="ro1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4"/>
          <table:table-cell/>
          <table:table-cell table:style-name="ce4"/>
          <table:table-cell table:style-name="ce27"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light move or row/column switch for another finger (middle or pointer)</text:p>
          </table:table-cell>
          <table:table-cell table:number-columns-repeated="25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string" calcext:value-type="string">
            <text:p>use this as a base</text:p>
          </table:table-cell>
          <table:table-cell table:style-name="ce5" table:number-columns-repeated="16332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4"/>
          <table:table-cell/>
          <table:table-cell table:style-name="ce4"/>
          <table:table-cell table:style-name="ce27"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w switch/same</text:p>
          </table:table-cell>
          <table:table-cell table:number-columns-repeated="6"/>
          <table:table-cell table:style-name="ce56"/>
          <table:table-cell table:number-columns-repeated="18"/>
          <table:table-cell table:number-columns-repeated="4"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ce5" table:number-columns-repeated="16332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31" table:number-columns-repeated="2"/>
          <table:table-cell/>
          <table:table-cell table:style-name="ce131" table:number-columns-repeated="2"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comfortable</text:p>
          </table:table-cell>
          <table:table-cell table:number-columns-repeated="25"/>
          <table:table-cell table:number-columns-repeated="3"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ce5" table:number-columns-repeated="16332"/>
        </table:table-row>
        <table:table-row table:style-name="ro1">
          <table:table-cell table:style-name="ce3" table:number-columns-repeated="2"/>
          <table:table-cell table:style-name="ce2"/>
          <table:table-cell table:style-name="ce1"/>
          <table:table-cell table:style-name="ce131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31"/>
          <table:table-cell/>
          <table:table-cell table:style-name="ce131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47"/>
          <table:table-cell table:style-name="ce1"/>
          <table:table-cell table:style-name="ce2"/>
          <table:table-cell table:style-name="ce3"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orst/ when need bend long finger and reach short</text:p>
          </table:table-cell>
          <table:table-cell table:number-columns-repeated="32"/>
          <table:table-cell table:style-name="ce5" table:number-columns-repeated="16332"/>
        </table:table-row>
        <table:table-row table:style-name="ro1">
          <table:table-cell table:style-name="ce4" table:number-columns-repeated="5"/>
          <table:covered-table-cell table:number-columns-repeated="2" table:style-name="ce35"/>
          <table:table-cell table:style-name="ce131"/>
          <table:table-cell/>
          <table:table-cell table:style-name="ce131"/>
          <table:covered-table-cell table:number-columns-repeated="2" table:style-name="ce35"/>
          <table:table-cell table:style-name="ce4" table:number-columns-repeated="5"/>
          <table:table-cell table:number-columns-repeated="35"/>
          <table:table-cell table:style-name="ce5" table:number-columns-repeated="16332"/>
        </table:table-row>
        <table:table-row table:style-name="ro1">
          <table:table-cell table:number-columns-repeated="25"/>
          <table:table-cell table:style-name="ce56"/>
          <table:table-cell table:number-columns-repeated="26"/>
          <table:table-cell table:style-name="ce5" table:number-columns-repeated="16332"/>
        </table:table-row>
        <table:table-row table:style-name="ro1">
          <table:table-cell/>
          <table:table-cell table:style-name="ce65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62" office:value-type="float" office:value="3" calcext:value-type="float">
            <office:annotation draw:style-name="gr1" draw:text-style-name="P2" svg:width="3.633cm" svg:height="2.179cm" svg:x="11.12cm" svg:y="3.074cm" draw:caption-point-x="-0.264cm" draw:caption-point-y="0.344cm">
              <dc:creator>sgaliamov</dc:creator>
              <dc:date>2026-04-18T18:34:39.74639</dc:date>
              <text:p text:style-name="P1">sgaliamov:</text:p>
              <text:p text:style-name="P1"><text:span text:style-name="T1">more open</text:span></text:p>
            </office:annotation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/>
          <table:table-cell table:formula="of:=COM.MICROSOFT.CONCAT(&quot;&quot;&quot;0&quot;&quot;: { &quot;;COM.MICROSOFT.TEXTJOIN(&quot;, &quot;;TRUE();[.B12:.F14]);&quot;}&quot;)" office:value-type="string" office:string-value="&quot;0&quot;: { &quot;0&quot;: 5, &quot;1&quot;: 1, &quot;2&quot;: 1, &quot;3&quot;: 1, &quot;4&quot;: 3, &quot;5&quot;: 3, &quot;6&quot;: 3, &quot;7&quot;: 2, &quot;8&quot;: 1, &quot;9&quot;: 3, &quot;10&quot;: 5, &quot;11&quot;: 5, &quot;12&quot;: 5, &quot;13&quot;: 4, &quot;14&quot;: 5}" calcext:value-type="string">
            <text:p>"0": { "0": 5, "1": 1, "2": 1, "3": 1, "4": 3, "5": 3, "6": 3, "7": 2, "8": 1, "9": 3, "10": 5, "11": 5, "12": 5, "13": 4, "14": 5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2" office:value-type="float" office:value="3" calcext:value-type="float">
            <office:annotation draw:style-name="gr1" draw:text-style-name="P2" svg:width="3.633cm" svg:height="2.179cm" svg:x="1.341cm" svg:y="3.561cm" draw:caption-point-x="-0.264cm" draw:caption-point-y="0.344cm">
              <dc:creator>sgaliamov</dc:creator>
              <dc:date>2026-04-18T18:34:39.74757</dc:date>
              <text:p text:style-name="P1">sgaliamov:</text:p>
              <text:p text:style-name="P1"><text:span text:style-name="T1">switch</text:span></text:p>
            </office:annotation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84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84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84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93"/>
          <table:table-cell table:style-name="ce83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formula="of:=COM.MICROSOFT.CONCAT(&quot;&quot;&quot;1&quot;&quot;: { &quot;;COM.MICROSOFT.TEXTJOIN(&quot;, &quot;;TRUE();[.H12:.L14]);&quot;}&quot;)" office:value-type="string" office:string-value="&quot;1&quot;: { &quot;0&quot;: 4, &quot;1&quot;: 2, &quot;2&quot;: 1, &quot;3&quot;: 1, &quot;4&quot;: 3, &quot;5&quot;: 1, &quot;6&quot;: 3, &quot;7&quot;: 2, &quot;8&quot;: 1, &quot;9&quot;: 3, &quot;10&quot;: 4, &quot;11&quot;: 5, &quot;12&quot;: 5, &quot;13&quot;: 4, &quot;14&quot;: 5}" calcext:value-type="string">
            <text:p>"1": { "0": 4, "1": 2, "2": 1, "3": 1, "4": 3, "5": 1, "6": 3, "7": 2, "8": 1, "9": 3, "10": 4, "11": 5, "12": 5, "13": 4, "14": 5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2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style-name="ce80" office:value-type="float" office:value="4" calcext:value-type="float">
            <text:p>4</text:p>
          </table:table-cell>
          <table:table-cell table:style-name="ce82" office:value-type="float" office:value="4" calcext:value-type="float">
            <text:p>4</text:p>
          </table:table-cell>
          <table:table-cell table:style-name="ce93"/>
          <table:table-cell table:style-name="ce64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93"/>
          <table:table-cell table:style-name="ce62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/>
          <table:table-cell table:formula="of:=COM.MICROSOFT.CONCAT(&quot;&quot;&quot;2&quot;&quot;: { &quot;;COM.MICROSOFT.TEXTJOIN(&quot;, &quot;;TRUE();[.N12:.R14]);&quot;}&quot;)" office:value-type="string" office:string-value="&quot;2&quot;: { &quot;0&quot;: 4, &quot;1&quot;: 1, &quot;2&quot;: 1, &quot;3&quot;: 1, &quot;4&quot;: 3, &quot;5&quot;: 1, &quot;6&quot;: 2, &quot;7&quot;: 3, &quot;8&quot;: 1, &quot;9&quot;: 3, &quot;10&quot;: 4, &quot;11&quot;: 5, &quot;12&quot;: 5, &quot;13&quot;: 4, &quot;14&quot;: 4}" calcext:value-type="string">
            <text:p>"2": { "0": 4, "1": 1, "2": 1, "3": 1, "4": 3, "5": 1, "6": 2, "7": 3, "8": 1, "9": 3, "10": 4, "11": 5, "12": 5, "13": 4, "14": 4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9" table:number-columns-repeated="29"/>
          <table:table-cell/>
          <table:table-cell table:formula="of:=COM.MICROSOFT.CONCAT(&quot;&quot;&quot;3&quot;&quot;: { &quot;;COM.MICROSOFT.TEXTJOIN(&quot;, &quot;;TRUE();[.T12:.X14]);&quot;}&quot;)" office:value-type="string" office:string-value="&quot;3&quot;: { &quot;0&quot;: 3, &quot;1&quot;: 1, &quot;2&quot;: 1, &quot;3&quot;: 2, &quot;4&quot;: 3, &quot;5&quot;: 1, &quot;6&quot;: 2, &quot;7&quot;: 2, &quot;8&quot;: 3, &quot;9&quot;: 3, &quot;10&quot;: 4, &quot;11&quot;: 5, &quot;12&quot;: 5, &quot;13&quot;: 5, &quot;14&quot;: 5}" calcext:value-type="string">
            <text:p>"3": { "0": 3, "1": 1, "2": 1, "3": 2, "4": 3, "5": 1, "6": 2, "7": 2, "8": 3, "9": 3, "10": 4, "11": 5, "12": 5, "13": 5, "14": 5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0" table:formula="of:=COM.MICROSOFT.CONCAT(&quot;&quot;&quot;&quot;;[.$B$2]; &quot;&quot;&quot;: &quot;; [.B8])" office:value-type="string" office:string-value="&quot;0&quot;: 5" calcext:value-type="string">
            <text:p>"0": 5</text:p>
          </table:table-cell>
          <table:table-cell table:style-name="ce10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H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I8])" office:value-type="string" office:string-value="&quot;1&quot;: 2" calcext:value-type="string">
            <text:p>"1": 2</text:p>
          </table:table-cell>
          <table:table-cell table:style-name="ce10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L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N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P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Q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R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T8])" office:value-type="string" office:string-value="&quot;0&quot;: 3" calcext:value-type="string">
            <text:p>"0": 3</text:p>
          </table:table-cell>
          <table:table-cell table:style-name="ce10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W8])" office:value-type="string" office:string-value="&quot;3&quot;: 2" calcext:value-type="string">
            <text:p>"3": 2</text:p>
          </table:table-cell>
          <table:table-cell table:style-name="ce10" table:formula="of:=COM.MICROSOFT.CONCAT(&quot;&quot;&quot;&quot;;[.$F$2]; &quot;&quot;&quot;: &quot;; [.X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Z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AA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AB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AC8])" office:value-type="string" office:string-value="&quot;3&quot;: 3" calcext:value-type="string">
            <text:p>"3": 3</text:p>
          </table:table-cell>
          <table:table-cell table:style-name="ce10" table:formula="of:=COM.MICROSOFT.CONCAT(&quot;&quot;&quot;&quot;;[.$F$2]; &quot;&quot;&quot;: &quot;; [.AD8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4&quot;&quot;: { &quot;;COM.MICROSOFT.TEXTJOIN(&quot;, &quot;;TRUE();[.Z12:.AD14]);&quot;}&quot;)" office:value-type="string" office:string-value="&quot;4&quot;: { &quot;0&quot;: 4, &quot;1&quot;: 1, &quot;2&quot;: 1, &quot;3&quot;: 3, &quot;4&quot;: 4, &quot;5&quot;: 2, &quot;6&quot;: 2, &quot;7&quot;: 2, &quot;8&quot;: 3, &quot;9&quot;: 3, &quot;10&quot;: 5, &quot;11&quot;: 5, &quot;12&quot;: 5, &quot;13&quot;: 5, &quot;14&quot;: 5}" calcext:value-type="string">
            <text:p>"4": { "0": 4, "1": 1, "2": 1, "3": 3, "4": 4, "5": 2, "6": 2, "7": 2, "8": 3, "9": 3, "10": 5, "11": 5, "12": 5, "13": 5, "14": 5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0" table:formula="of:=COM.MICROSOFT.CONCAT(&quot;&quot;&quot;&quot;;[.$B$3]; &quot;&quot;&quot;: &quot;; [.B9])" office:value-type="string" office:string-value="&quot;5&quot;: 3" calcext:value-type="string">
            <text:p>"5": 3</text:p>
          </table:table-cell>
          <table:table-cell table:style-name="ce10" table:formula="of:=COM.MICROSOFT.CONCAT(&quot;&quot;&quot;&quot;;[.$C$3]; &quot;&quot;&quot;: &quot;; [.C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D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F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H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L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N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P9])" office:value-type="string" office:string-value="&quot;7&quot;: 3" calcext:value-type="string">
            <text:p>"7": 3</text:p>
          </table:table-cell>
          <table:table-cell table:style-name="ce10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R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T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U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W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Z9])" office:value-type="string" office:string-value="&quot;5&quot;: 2" calcext:value-type="string">
            <text:p>"5": 2</text:p>
          </table:table-cell>
          <table:table-cell table:style-name="ce10" table:formula="of:=COM.MICROSOFT.CONCAT(&quot;&quot;&quot;&quot;;[.$C$3]; &quot;&quot;&quot;: &quot;; [.AA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AB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number-columns-repeated="22"/>
          <table:table-cell table:style-name="ce5" table:number-columns-repeated="16332"/>
        </table:table-row>
        <table:table-row table:style-name="ro1">
          <table:table-cell/>
          <table:table-cell table:style-name="ce10" table:formula="of:=COM.MICROSOFT.CONCAT(&quot;&quot;&quot;&quot;;[.$B$4]; &quot;&quot;&quot;: &quot;; [.B10])" office:value-type="string" office:string-value="&quot;10&quot;: 5" calcext:value-type="string">
            <text:p>"10": 5</text:p>
          </table:table-cell>
          <table:table-cell table:style-name="ce10" table:formula="of:=COM.MICROSOFT.CONCAT(&quot;&quot;&quot;&quot;;[.$C$4]; &quot;&quot;&quot;: &quot;; [.C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D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E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F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H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I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J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K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L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N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O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P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Q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R10])" office:value-type="string" office:string-value="&quot;14&quot;: 4" calcext:value-type="string">
            <text:p>"14": 4</text:p>
          </table:table-cell>
          <table:table-cell table:style-name="ce10"/>
          <table:table-cell table:style-name="ce10" table:formula="of:=COM.MICROSOFT.CONCAT(&quot;&quot;&quot;&quot;;[.$B$4]; &quot;&quot;&quot;: &quot;; [.T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U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V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W10])" office:value-type="string" office:string-value="&quot;13&quot;: 5" calcext:value-type="string">
            <text:p>"13": 5</text:p>
          </table:table-cell>
          <table:table-cell table:style-name="ce10" table:formula="of:=COM.MICROSOFT.CONCAT(&quot;&quot;&quot;&quot;;[.$F$4]; &quot;&quot;&quot;: &quot;; [.X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Z10])" office:value-type="string" office:string-value="&quot;10&quot;: 5" calcext:value-type="string">
            <text:p>"10": 5</text:p>
          </table:table-cell>
          <table:table-cell table:style-name="ce10" table:formula="of:=COM.MICROSOFT.CONCAT(&quot;&quot;&quot;&quot;;[.$C$4]; &quot;&quot;&quot;: &quot;; [.AA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AB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AC10])" office:value-type="string" office:string-value="&quot;13&quot;: 5" calcext:value-type="string">
            <text:p>"13": 5</text:p>
          </table:table-cell>
          <table:table-cell table:style-name="ce10" table:formula="of:=COM.MICROSOFT.CONCAT(&quot;&quot;&quot;&quot;;[.$F$4]; &quot;&quot;&quot;: &quot;; [.AD10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8:.AF12])" office:value-type="string" office:string-value="&quot;0&quot;: { &quot;0&quot;: 5, &quot;1&quot;: 1, &quot;2&quot;: 1, &quot;3&quot;: 1, &quot;4&quot;: 3, &quot;5&quot;: 3, &quot;6&quot;: 3, &quot;7&quot;: 2, &quot;8&quot;: 1, &quot;9&quot;: 3, &quot;10&quot;: 5, &quot;11&quot;: 5, &quot;12&quot;: 5, &quot;13&quot;: 4, &quot;14&quot;: 5}, &quot;1&quot;: { &quot;0&quot;: 4, &quot;1&quot;: 2, &quot;2&quot;: 1, &quot;3&quot;: 1, &quot;4&quot;: 3, &quot;5&quot;: 1, &quot;6&quot;: 3, &quot;7&quot;: 2, &quot;8&quot;: 1, &quot;9&quot;: 3, &quot;10&quot;: 4, &quot;11&quot;: 5, &quot;12&quot;: 5, &quot;13&quot;: 4, &quot;14&quot;: 5}, &quot;2&quot;: { &quot;0&quot;: 4, &quot;1&quot;: 1, &quot;2&quot;: 1, &quot;3&quot;: 1, &quot;4&quot;: 3, &quot;5&quot;: 1, &quot;6&quot;: 2, &quot;7&quot;: 3, &quot;8&quot;: 1, &quot;9&quot;: 3, &quot;10&quot;: 4, &quot;11&quot;: 5, &quot;12&quot;: 5, &quot;13&quot;: 4, &quot;14&quot;: 4}, &quot;3&quot;: { &quot;0&quot;: 3, &quot;1&quot;: 1, &quot;2&quot;: 1, &quot;3&quot;: 2, &quot;4&quot;: 3, &quot;5&quot;: 1, &quot;6&quot;: 2, &quot;7&quot;: 2, &quot;8&quot;: 3, &quot;9&quot;: 3, &quot;10&quot;: 4, &quot;11&quot;: 5, &quot;12&quot;: 5, &quot;13&quot;: 5, &quot;14&quot;: 5}, &quot;4&quot;: { &quot;0&quot;: 4, &quot;1&quot;: 1, &quot;2&quot;: 1, &quot;3&quot;: 3, &quot;4&quot;: 4, &quot;5&quot;: 2, &quot;6&quot;: 2, &quot;7&quot;: 2, &quot;8&quot;: 3, &quot;9&quot;: 3, &quot;10&quot;: 5, &quot;11&quot;: 5, &quot;12&quot;: 5, &quot;13&quot;: 5, &quot;14&quot;: 5}" calcext:value-type="string">
            <text:p>"0": { "0": 5, "1": 1, "2": 1, "3": 1, "4": 3, "5": 3, "6": 3, "7": 2, "8": 1, "9": 3, "10": 5, "11": 5, "12": 5, "13": 4, "14": 5}, "1": { "0": 4, "1": 2, "2": 1, "3": 1, "4": 3, "5": 1, "6": 3, "7": 2, "8": 1, "9": 3, "10": 4, "11": 5, "12": 5, "13": 4, "14": 5}, "2": { "0": 4, "1": 1, "2": 1, "3": 1, "4": 3, "5": 1, "6": 2, "7": 3, "8": 1, "9": 3, "10": 4, "11": 5, "12": 5, "13": 4, "14": 4}, "3": { "0": 3, "1": 1, "2": 1, "3": 2, "4": 3, "5": 1, "6": 2, "7": 2, "8": 3, "9": 3, "10": 4, "11": 5, "12": 5, "13": 5, "14": 5}, "4": { "0": 4, "1": 1, "2": 1, "3": 3, "4": 4, "5": 2, "6": 2, "7": 2, "8": 3, "9": 3, "10": 5, "11": 5, "12": 5, "13": 5, "14": 5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1" table:number-columns-repeated="29"/>
          <table:table-cell table:number-columns-repeated="22"/>
          <table:table-cell table:style-name="ce5" table:number-columns-repeated="16332"/>
        </table:table-row>
        <table:table-row table:style-name="ro1"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office:annotation draw:style-name="gr2" draw:text-style-name="P2" svg:width="3.632cm" svg:height="2.095cm" svg:x="5.144cm" svg:y="6.969cm" draw:caption-point-x="-0.264cm" draw:caption-point-y="0.344cm">
              <dc:creator>sgaliamov</dc:creator>
              <dc:date>2026-04-18T18:34:39.75518</dc:date>
              <text:p text:style-name="P1">sgaliamov:</text:p>
              <text:p text:style-name="P1"><text:span text:style-name="T1">+1 for same finger</text:span></text:p>
            </office:annotation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office:annotation draw:style-name="gr3" draw:text-style-name="P2" svg:width="3.717cm" svg:height="2.2cm" svg:x="3.514cm" svg:y="7.139cm" draw:caption-point-x="4.625cm" draw:caption-point-y="0.174cm">
              <dc:creator>sgaliamov</dc:creator>
              <dc:date>2026-04-18T18:34:39.75557</dc:date>
              <text:p text:style-name="P1">sgaliamov:</text:p>
              <text:p text:style-name="P1"><text:span text:style-name="T1">+1 for bending</text:span></text:p>
            </office:annotation>
            <text:p>3</text:p>
          </table:table-cell>
          <table:table-cell table:style-name="ce85" office:value-type="float" office:value="2" calcext:value-type="float">
            <office:annotation draw:style-name="gr4" draw:text-style-name="P2" svg:width="3.09cm" svg:height="1.168cm" svg:x="4.057cm" svg:y="7.139cm" draw:caption-point-x="4.625cm" draw:caption-point-y="0.174cm">
              <dc:creator>sgaliamov</dc:creator>
              <dc:date>2026-04-18T18:34:39.75589</dc:date>
              <text:p text:style-name="P1">sgaliamov:</text:p>
              <text:p text:style-name="P1"><text:span text:style-name="T1">+1 for same finger</text:span></text:p>
            </office:annotation>
            <text:p>2</text:p>
          </table:table-cell>
          <table:table-cell table:style-name="ce82" office:value-type="float" office:value="3" calcext:value-type="float">
            <office:annotation draw:style-name="gr5" draw:text-style-name="P2" svg:width="4.345cm" svg:height="1.004cm" svg:x="9.49cm" svg:y="6.969cm" draw:caption-point-x="-0.264cm" draw:caption-point-y="0.344cm">
              <dc:creator>sgaliamov</dc:creator>
              <dc:date>2026-04-18T18:34:39.75631</dc:date>
              <text:p text:style-name="P1">sgaliamov:</text:p>
              <text:p text:style-name="P1"><text:span text:style-name="T1">+1 because middle is bent</text:span></text:p>
            </office:annotation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3" calcext:value-type="float">
            <office:annotation draw:style-name="gr2" draw:text-style-name="P2" svg:width="3.633cm" svg:height="2.095cm" svg:x="12.749cm" svg:y="6.969cm" draw:caption-point-x="-0.264cm" draw:caption-point-y="0.344cm">
              <dc:creator>sgaliamov</dc:creator>
              <dc:date>2026-04-18T18:34:39.75679</dc:date>
              <text:p text:style-name="P1">sgaliamov:</text:p>
              <text:p text:style-name="P1"><text:span text:style-name="T1">+1 same finger</text:span></text:p>
            </office:annotation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3, &quot;12&quot;: 3, &quot;13&quot;: 2, &quot;14&quot;: 3}" calcext:value-type="string">
            <text:p>"5": { "0": 5, "1": 2, "2": 1, "3": 2, "4": 4, "5": 1, "6": 1, "7": 1, "8": 1, "9": 2, "10": 3, "11": 3, "12": 3, "13": 2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2" office:value-type="float" office:value="3" calcext:value-type="float">
            <office:annotation draw:style-name="gr6" draw:text-style-name="P2" svg:width="3.633cm" svg:height="2.121cm" svg:x="13.293cm" svg:y="7.456cm" draw:caption-point-x="-0.264cm" draw:caption-point-y="0.343cm">
              <dc:creator>sgaliamov</dc:creator>
              <dc:date>2026-04-18T18:34:39.75732</dc:date>
              <text:p text:style-name="P1">sgaliamov:</text:p>
              <text:p text:style-name="P1"><text:span text:style-name="T1">+ 1 column swithc</text:span></text:p>
            </office:annotation>
            <text:p>3</text:p>
          </table:table-cell>
          <table:table-cell table:style-name="ce37"/>
          <table:table-cell table:style-name="ce62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94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3}" calcext:value-type="string">
            <text:p>"6": { "0": 5, "1": 3, "2": 1, "3": 2, "4": 4, "5": 1, "6": 1, "7": 1, "8": 1, "9": 2, "10": 3, "11": 3, "12": 3, "13": 2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82" office:value-type="float" office:value="3" calcext:value-type="float">
            <office:annotation draw:style-name="gr7" draw:text-style-name="P2" svg:width="3.633cm" svg:height="2.232cm" svg:x="12.749cm" svg:y="7.858cm" draw:caption-point-x="-0.264cm" draw:caption-point-y="0.428cm">
              <dc:creator>sgaliamov</dc:creator>
              <dc:date>2026-04-18T18:34:39.75775</dc:date>
              <text:p text:style-name="P1">sgaliamov:</text:p>
              <text:p text:style-name="P1"><text:span text:style-name="T1">+1 same finger</text:span></text:p>
            </office:annotation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62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5, &quot;1&quot;: 3, &quot;2&quot;: 2, &quot;3&quot;: 3, &quot;4&quot;: 4, &quot;5&quot;: 1, &quot;6&quot;: 1, &quot;7&quot;: 1, &quot;8&quot;: 1, &quot;9&quot;: 2, &quot;10&quot;: 3, &quot;11&quot;: 3, &quot;12&quot;: 3, &quot;13&quot;: 2, &quot;14&quot;: 4}" calcext:value-type="string">
            <text:p>"7": { "0": 5, "1": 3, "2": 2, "3": 3, "4": 4, "5": 1, "6": 1, "7": 1, "8": 1, "9": 2, "10": 3, "11": 3, "12": 3, "13": 2, "14": 4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1" table:number-columns-repeated="29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5, &quot;1&quot;: 2, &quot;2&quot;: 1, &quot;3&quot;: 3, &quot;4&quot;: 4, &quot;5&quot;: 1, &quot;6&quot;: 1, &quot;7&quot;: 1, &quot;8&quot;: 1, &quot;9&quot;: 3, &quot;10&quot;: 3, &quot;11&quot;: 3, &quot;12&quot;: 3, &quot;13&quot;: 3, &quot;14&quot;: 3}" calcext:value-type="string">
            <text:p>"8": { "0": 5, "1": 2, "2": 1, "3": 3, "4": 4, "5": 1, "6": 1, "7": 1, "8": 1, "9": 3, "10": 3, "11": 3, "12": 3, "13": 3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3" table:formula="of:=COM.MICROSOFT.CONCAT(&quot;&quot;&quot;&quot;;[.$B$2]; &quot;&quot;&quot;: &quot;; [.B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C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D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E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F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H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K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L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N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Q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R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T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W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X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Z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AA16])" office:value-type="string" office:string-value="&quot;1&quot;: 3" calcext:value-type="string">
            <text:p>"1": 3</text:p>
          </table:table-cell>
          <table:table-cell table:style-name="ce57" table:formula="of:=COM.MICROSOFT.CONCAT(&quot;&quot;&quot;&quot;;[.$D$2]; &quot;&quot;&quot;: &quot;; [.AB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AC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AD16])" office:value-type="string" office:string-value="&quot;4&quot;: 3" calcext:value-type="string">
            <text:p>"4": 3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5, &quot;1&quot;: 3, &quot;2&quot;: 2, &quot;3&quot;: 3, &quot;4&quot;: 3, &quot;5&quot;: 2, &quot;6&quot;: 2, &quot;7&quot;: 2, &quot;8&quot;: 2, &quot;9&quot;: 2, &quot;10&quot;: 4, &quot;11&quot;: 4, &quot;12&quot;: 3, &quot;13&quot;: 3, &quot;14&quot;: 3}" calcext:value-type="string">
            <text:p>"9": { "0": 5, "1": 3, "2": 2, "3": 3, "4": 3, "5": 2, "6": 2, "7": 2, "8": 2, "9": 2, "10": 4, "11": 4, "12": 3, "13": 3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3" table:formula="of:=COM.MICROSOFT.CONCAT(&quot;&quot;&quot;&quot;;[.$B$3]; &quot;&quot;&quot;: &quot;; [.B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F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H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L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N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R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T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13"/>
          <table:table-cell table:style-name="ce13" table:formula="of:=COM.MICROSOFT.CONCAT(&quot;&quot;&quot;&quot;;[.$B$3]; &quot;&quot;&quot;: &quot;; [.Z17])" office:value-type="string" office:string-value="&quot;5&quot;: 2" calcext:value-type="string">
            <text:p>"5": 2</text:p>
          </table:table-cell>
          <table:table-cell table:style-name="ce13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3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3" table:formula="of:=COM.MICROSOFT.CONCAT(&quot;&quot;&quot;&quot;;[.$E$3]; &quot;&quot;&quot;: &quot;; [.AC17])" office:value-type="string" office:string-value="&quot;8&quot;: 2" calcext:value-type="string">
            <text:p>"8": 2</text:p>
          </table:table-cell>
          <table:table-cell table:style-name="ce13" table:formula="of:=COM.MICROSOFT.CONCAT(&quot;&quot;&quot;&quot;;[.$F$3]; &quot;&quot;&quot;: &quot;; [.AD17])" office:value-type="string" office:string-value="&quot;9&quot;: 2" calcext:value-type="string">
            <text:p>"9": 2</text:p>
          </table:table-cell>
          <table:table-cell table:number-columns-repeated="22"/>
          <table:table-cell table:style-name="ce5" table:number-columns-repeated="16332"/>
        </table:table-row>
        <table:table-row table:style-name="ro1">
          <table:table-cell/>
          <table:table-cell table:style-name="ce13" table:formula="of:=COM.MICROSOFT.CONCAT(&quot;&quot;&quot;&quot;;[.$B$4]; &quot;&quot;&quot;: &quot;; [.B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C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E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F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H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I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J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L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N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O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P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Q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R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T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U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V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W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X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Z18])" office:value-type="string" office:string-value="&quot;10&quot;: 4" calcext:value-type="string">
            <text:p>"10": 4</text:p>
          </table:table-cell>
          <table:table-cell table:style-name="ce13" table:formula="of:=COM.MICROSOFT.CONCAT(&quot;&quot;&quot;&quot;;[.$C$4]; &quot;&quot;&quot;: &quot;; [.AA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AB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AC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AD18])" office:value-type="string" office:string-value="&quot;14&quot;: 3" calcext:value-type="string">
            <text:p>"14": 3</text:p>
          </table:table-cell>
          <table:table-cell/>
          <table:table-cell table:formula="of:=COM.MICROSOFT.TEXTJOIN(&quot;, &quot;;TRUE();[.AF16:.AF20]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3, &quot;12&quot;: 3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3}, &quot;7&quot;: { &quot;0&quot;: 5, &quot;1&quot;: 3, &quot;2&quot;: 2, &quot;3&quot;: 3, &quot;4&quot;: 4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3, &quot;10&quot;: 3, &quot;11&quot;: 3, &quot;12&quot;: 3, &quot;13&quot;: 3, &quot;14&quot;: 3}, &quot;9&quot;: { &quot;0&quot;: 5, &quot;1&quot;: 3, &quot;2&quot;: 2, &quot;3&quot;: 3, &quot;4&quot;: 3, &quot;5&quot;: 2, &quot;6&quot;: 2, &quot;7&quot;: 2, &quot;8&quot;: 2, &quot;9&quot;: 2, &quot;10&quot;: 4, &quot;11&quot;: 4, &quot;12&quot;: 3, &quot;13&quot;: 3, &quot;14&quot;: 3}" calcext:value-type="string">
            <text:p>"5": { "0": 5, "1": 2, "2": 1, "3": 2, "4": 4, "5": 1, "6": 1, "7": 1, "8": 1, "9": 2, "10": 3, "11": 3, "12": 3, "13": 2, "14": 3}, "6": { "0": 5, "1": 3, "2": 1, "3": 2, "4": 4, "5": 1, "6": 1, "7": 1, "8": 1, "9": 2, "10": 3, "11": 3, "12": 3, "13": 2, "14": 3}, "7": { "0": 5, "1": 3, "2": 2, "3": 3, "4": 4, "5": 1, "6": 1, "7": 1, "8": 1, "9": 2, "10": 3, "11": 3, "12": 3, "13": 2, "14": 4}, "8": { "0": 5, "1": 2, "2": 1, "3": 3, "4": 4, "5": 1, "6": 1, "7": 1, "8": 1, "9": 3, "10": 3, "11": 3, "12": 3, "13": 3, "14": 3}, "9": { "0": 5, "1": 3, "2": 2, "3": 3, "4": 3, "5": 2, "6": 2, "7": 2, "8": 2, "9": 2, "10": 4, "11": 4, "12": 3, "13": 3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1" table:number-columns-repeated="29"/>
          <table:table-cell table:number-columns-repeated="22"/>
          <table:table-cell table:style-name="ce5" table:number-columns-repeated="16332"/>
        </table:table-row>
        <table:table-row table:style-name="ro1"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2" office:value-type="float" office:value="4" calcext:value-type="float">
            <office:annotation draw:style-name="gr8" draw:text-style-name="P2" svg:width="3.633cm" svg:height="2.178cm" svg:x="2.97cm" svg:y="10.864cm" draw:caption-point-x="-0.264cm" draw:caption-point-y="0.343cm">
              <dc:creator>sgaliamov</dc:creator>
              <dc:date>2026-04-18T18:34:39.75841</dc:date>
              <text:p text:style-name="P1">sgaliamov:</text:p>
              <text:p text:style-name="P1"><text:span text:style-name="T1">easier</text:span></text:p>
            </office:annotation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37"/>
          <table:table-cell table:style-name="ce64" office:value-type="float" office:value="5" calcext:value-type="float">
            <text:p>5</text:p>
          </table:table-cell>
          <table:table-cell table:style-name="ce72" office:value-type="float" office:value="4" calcext:value-type="float">
            <office:annotation draw:style-name="gr8" draw:text-style-name="P2" svg:width="3.632cm" svg:height="2.178cm" svg:x="14.923cm" svg:y="10.864cm" draw:caption-point-x="-0.264cm" draw:caption-point-y="0.343cm">
              <dc:creator>sgaliamov</dc:creator>
              <dc:date>2026-04-18T18:34:39.75875</dc:date>
              <text:p text:style-name="P1">sgaliamov:</text:p>
              <text:p text:style-name="P1"><text:span text:style-name="T1">easy</text:span></text:p>
            </office:annotation>
            <text:p>4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5, &quot;1&quot;: 5, &quot;2&quot;: 3, &quot;3&quot;: 4, &quot;4&quot;: 5, &quot;5&quot;: 3, &quot;6&quot;: 2, &quot;7&quot;: 1, &quot;8&quot;: 2, &quot;9&quot;: 4, &quot;10&quot;: 4, &quot;11&quot;: 1, &quot;12&quot;: 1, &quot;13&quot;: 1, &quot;14&quot;: 3}" calcext:value-type="string">
            <text:p>"10": { "0": 5, "1": 5, "2": 3, "3": 4, "4": 5, "5": 3, "6": 2, "7": 1, "8": 2, "9": 4, "10": 4, "11": 1, "12": 1, "13": 1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2" office:value-type="float" office:value="3" calcext:value-type="float">
            <office:annotation draw:style-name="gr1" draw:text-style-name="P2" svg:width="3.632cm" svg:height="2.179cm" svg:x="5.144cm" svg:y="11.35cm" draw:caption-point-x="-0.264cm" draw:caption-point-y="0.344cm">
              <dc:creator>sgaliamov</dc:creator>
              <dc:date>2026-04-18T18:34:39.75909</dc:date>
              <text:p text:style-name="P1">sgaliamov:</text:p>
              <text:p text:style-name="P1"><text:span text:style-name="T1">switch</text:span></text:p>
            </office:annotation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83" office:value-type="float" office:value="2" calcext:value-type="float">
            <office:annotation draw:style-name="gr1" draw:text-style-name="P2" svg:width="3.633cm" svg:height="2.179cm" svg:x="11.12cm" svg:y="11.35cm" draw:caption-point-x="-0.264cm" draw:caption-point-y="0.344cm">
              <dc:creator>sgaliamov</dc:creator>
              <dc:date>2026-04-18T18:34:39.75939</dc:date>
              <text:p text:style-name="P1">sgaliamov:</text:p>
              <text:p text:style-name="P1"><text:span text:style-name="T1">easy</text:span></text:p>
            </office:annotation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94" office:value-type="float" office:value="3" calcext:value-type="float">
            <office:annotation draw:style-name="gr1" draw:text-style-name="P2" svg:width="3.633cm" svg:height="2.179cm" svg:x="12.749cm" svg:y="11.35cm" draw:caption-point-x="-0.264cm" draw:caption-point-y="0.344cm">
              <dc:creator>sgaliamov</dc:creator>
              <dc:date>2026-04-18T18:34:39.75971</dc:date>
              <text:p text:style-name="P1">sgaliamov:</text:p>
              <text:p text:style-name="P1"><text:span text:style-name="T1">switch</text:span></text:p>
            </office:annotation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37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5, &quot;1&quot;: 5, &quot;2&quot;: 4, &quot;3&quot;: 5, &quot;4&quot;: 5, &quot;5&quot;: 3, &quot;6&quot;: 3, &quot;7&quot;: 1, &quot;8&quot;: 2, &quot;9&quot;: 4, &quot;10&quot;: 1, &quot;11&quot;: 3, &quot;12&quot;: 1, &quot;13&quot;: 1, &quot;14&quot;: 3}" calcext:value-type="string">
            <text:p>"11": { "0": 5, "1": 5, "2": 4, "3": 5, "4": 5, "5": 3, "6": 3, "7": 1, "8": 2, "9": 4, "10": 1, "11": 3, "12": 1, "13": 1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37"/>
          <table:table-cell table:style-name="ce84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37"/>
          <table:table-cell table:style-name="ce83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5, &quot;1&quot;: 5, &quot;2&quot;: 4, &quot;3&quot;: 5, &quot;4&quot;: 5, &quot;5&quot;: 3, &quot;6&quot;: 2, &quot;7&quot;: 2, &quot;8&quot;: 2, &quot;9&quot;: 4, &quot;10&quot;: 1, &quot;11&quot;: 1, &quot;12&quot;: 3, &quot;13&quot;: 1, &quot;14&quot;: 4}" calcext:value-type="string">
            <text:p>"12": { "0": 5, "1": 5, "2": 4, "3": 5, "4": 5, "5": 3, "6": 2, "7": 2, "8": 2, "9": 4, "10": 1, "11": 1, "12": 3, "13": 1, "14": 4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4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5, &quot;1&quot;: 4, &quot;2&quot;: 4, &quot;3&quot;: 5, &quot;4&quot;: 5, &quot;5&quot;: 2, &quot;6&quot;: 2, &quot;7&quot;: 1, &quot;8&quot;: 3, &quot;9&quot;: 4, &quot;10&quot;: 1, &quot;11&quot;: 1, &quot;12&quot;: 1, &quot;13&quot;: 2, &quot;14&quot;: 3}" calcext:value-type="string">
            <text:p>"13": { "0": 5, "1": 4, "2": 4, "3": 5, "4": 5, "5": 2, "6": 2, "7": 1, "8": 3, "9": 4, "10": 1, "11": 1, "12": 1, "13": 2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C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D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E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F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I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J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L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O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Q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R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U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V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W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X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AA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AD24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5, &quot;1&quot;: 4, &quot;2&quot;: 4, &quot;3&quot;: 5, &quot;4&quot;: 5, &quot;5&quot;: 3, &quot;6&quot;: 2, &quot;7&quot;: 2, &quot;8&quot;: 3, &quot;9&quot;: 3, &quot;10&quot;: 2, &quot;11&quot;: 2, &quot;12&quot;: 3, &quot;13&quot;: 3, &quot;14&quot;: 3}" calcext:value-type="string">
            <text:p>"14": { "0": 5, "1": 4, "2": 4, "3": 5, "4": 5, "5": 3, "6": 2, "7": 2, "8": 3, "9": 3, "10": 2, "11": 2, "12": 3, "13": 3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3" calcext:value-type="string">
            <text:p>"6": 3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U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X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AC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AD25])" office:value-type="string" office:string-value="&quot;9&quot;: 3" calcext:value-type="string">
            <text:p>"9": 3</text:p>
          </table:table-cell>
          <table:table-cell table:number-columns-repeated="22"/>
          <table:table-cell table:style-name="ce5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4" calcext:value-type="string">
            <text:p>"10": 4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I26])" office:value-type="string" office:string-value="&quot;11&quot;: 3" calcext:value-type="string">
            <text:p>"11": 3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3" calcext:value-type="string">
            <text:p>"12": 3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AA26])" office:value-type="string" office:string-value="&quot;11&quot;: 2" calcext:value-type="string">
            <text:p>"11": 2</text:p>
          </table:table-cell>
          <table:table-cell table:style-name="ce14" table:formula="of:=COM.MICROSOFT.CONCAT(&quot;&quot;&quot;&quot;;[.$D$4]; &quot;&quot;&quot;: &quot;; [.AB26])" office:value-type="string" office:string-value="&quot;12&quot;: 3" calcext:value-type="string">
            <text:p>"12": 3</text:p>
          </table:table-cell>
          <table:table-cell table:style-name="ce14" table:formula="of:=COM.MICROSOFT.CONCAT(&quot;&quot;&quot;&quot;;[.$E$4]; &quot;&quot;&quot;: &quot;; [.AC26])" office:value-type="string" office:string-value="&quot;13&quot;: 3" calcext:value-type="string">
            <text:p>"13": 3</text:p>
          </table:table-cell>
          <table:table-cell table:style-name="ce14" table:formula="of:=COM.MICROSOFT.CONCAT(&quot;&quot;&quot;&quot;;[.$F$4]; &quot;&quot;&quot;: &quot;; [.AD26])" office:value-type="string" office:string-value="&quot;14&quot;: 3" calcext:value-type="string">
            <text:p>"14": 3</text:p>
          </table:table-cell>
          <table:table-cell/>
          <table:table-cell table:formula="of:=COM.MICROSOFT.TEXTJOIN(&quot;, &quot;;TRUE();[.AF24:.AF28])" office:value-type="string" office:string-value="&quot;10&quot;: { &quot;0&quot;: 5, &quot;1&quot;: 5, &quot;2&quot;: 3, &quot;3&quot;: 4, &quot;4&quot;: 5, &quot;5&quot;: 3, &quot;6&quot;: 2, &quot;7&quot;: 1, &quot;8&quot;: 2, &quot;9&quot;: 4, &quot;10&quot;: 4, &quot;11&quot;: 1, &quot;12&quot;: 1, &quot;13&quot;: 1, &quot;14&quot;: 3}, &quot;11&quot;: { &quot;0&quot;: 5, &quot;1&quot;: 5, &quot;2&quot;: 4, &quot;3&quot;: 5, &quot;4&quot;: 5, &quot;5&quot;: 3, &quot;6&quot;: 3, &quot;7&quot;: 1, &quot;8&quot;: 2, &quot;9&quot;: 4, &quot;10&quot;: 1, &quot;11&quot;: 3, &quot;12&quot;: 1, &quot;13&quot;: 1, &quot;14&quot;: 3}, &quot;12&quot;: { &quot;0&quot;: 5, &quot;1&quot;: 5, &quot;2&quot;: 4, &quot;3&quot;: 5, &quot;4&quot;: 5, &quot;5&quot;: 3, &quot;6&quot;: 2, &quot;7&quot;: 2, &quot;8&quot;: 2, &quot;9&quot;: 4, &quot;10&quot;: 1, &quot;11&quot;: 1, &quot;12&quot;: 3, &quot;13&quot;: 1, &quot;14&quot;: 4}, &quot;13&quot;: { &quot;0&quot;: 5, &quot;1&quot;: 4, &quot;2&quot;: 4, &quot;3&quot;: 5, &quot;4&quot;: 5, &quot;5&quot;: 2, &quot;6&quot;: 2, &quot;7&quot;: 1, &quot;8&quot;: 3, &quot;9&quot;: 4, &quot;10&quot;: 1, &quot;11&quot;: 1, &quot;12&quot;: 1, &quot;13&quot;: 2, &quot;14&quot;: 3}, &quot;14&quot;: { &quot;0&quot;: 5, &quot;1&quot;: 4, &quot;2&quot;: 4, &quot;3&quot;: 5, &quot;4&quot;: 5, &quot;5&quot;: 3, &quot;6&quot;: 2, &quot;7&quot;: 2, &quot;8&quot;: 3, &quot;9&quot;: 3, &quot;10&quot;: 2, &quot;11&quot;: 2, &quot;12&quot;: 3, &quot;13&quot;: 3, &quot;14&quot;: 3}" calcext:value-type="string">
            <text:p>"10": { "0": 5, "1": 5, "2": 3, "3": 4, "4": 5, "5": 3, "6": 2, "7": 1, "8": 2, "9": 4, "10": 4, "11": 1, "12": 1, "13": 1, "14": 3}, "11": { "0": 5, "1": 5, "2": 4, "3": 5, "4": 5, "5": 3, "6": 3, "7": 1, "8": 2, "9": 4, "10": 1, "11": 3, "12": 1, "13": 1, "14": 3}, "12": { "0": 5, "1": 5, "2": 4, "3": 5, "4": 5, "5": 3, "6": 2, "7": 2, "8": 2, "9": 4, "10": 1, "11": 1, "12": 3, "13": 1, "14": 4}, "13": { "0": 5, "1": 4, "2": 4, "3": 5, "4": 5, "5": 2, "6": 2, "7": 1, "8": 3, "9": 4, "10": 1, "11": 1, "12": 1, "13": 2, "14": 3}, "14": { "0": 5, "1": 4, "2": 4, "3": 5, "4": 5, "5": 3, "6": 2, "7": 2, "8": 3, "9": 3, "10": 2, "11": 2, "12": 3, "13": 3, "14": 3}</text:p>
          </table:table-cell>
          <table:table-cell table:number-columns-repeated="20"/>
          <table:table-cell table:style-name="ce5" table:number-columns-repeated="16332"/>
        </table:table-row>
        <table:table-row table:style-name="ro1">
          <table:table-cell table:number-columns-repeated="52"/>
          <table:table-cell table:style-name="ce5" table:number-columns-repeated="16332"/>
        </table:table-row>
        <table:table-row table:style-name="ro1">
          <table:table-cell/>
          <table:table-cell table:formula="of:=COM.MICROSOFT.CONCAT(&quot;{&quot;; COM.MICROSOFT.TEXTJOIN(&quot;, &quot;;TRUE();[.AF14]; [.AF22]; [.AF30]);&quot;}&quot;)" office:value-type="string" office:string-value="{&quot;0&quot;: { &quot;0&quot;: 5, &quot;1&quot;: 1, &quot;2&quot;: 1, &quot;3&quot;: 1, &quot;4&quot;: 3, &quot;5&quot;: 3, &quot;6&quot;: 3, &quot;7&quot;: 2, &quot;8&quot;: 1, &quot;9&quot;: 3, &quot;10&quot;: 5, &quot;11&quot;: 5, &quot;12&quot;: 5, &quot;13&quot;: 4, &quot;14&quot;: 5}, &quot;1&quot;: { &quot;0&quot;: 4, &quot;1&quot;: 2, &quot;2&quot;: 1, &quot;3&quot;: 1, &quot;4&quot;: 3, &quot;5&quot;: 1, &quot;6&quot;: 3, &quot;7&quot;: 2, &quot;8&quot;: 1, &quot;9&quot;: 3, &quot;10&quot;: 4, &quot;11&quot;: 5, &quot;12&quot;: 5, &quot;13&quot;: 4, &quot;14&quot;: 5}, &quot;2&quot;: { &quot;0&quot;: 4, &quot;1&quot;: 1, &quot;2&quot;: 1, &quot;3&quot;: 1, &quot;4&quot;: 3, &quot;5&quot;: 1, &quot;6&quot;: 2, &quot;7&quot;: 3, &quot;8&quot;: 1, &quot;9&quot;: 3, &quot;10&quot;: 4, &quot;11&quot;: 5, &quot;12&quot;: 5, &quot;13&quot;: 4, &quot;14&quot;: 4}, &quot;3&quot;: { &quot;0&quot;: 3, &quot;1&quot;: 1, &quot;2&quot;: 1, &quot;3&quot;: 2, &quot;4&quot;: 3, &quot;5&quot;: 1, &quot;6&quot;: 2, &quot;7&quot;: 2, &quot;8&quot;: 3, &quot;9&quot;: 3, &quot;10&quot;: 4, &quot;11&quot;: 5, &quot;12&quot;: 5, &quot;13&quot;: 5, &quot;14&quot;: 5}, &quot;4&quot;: { &quot;0&quot;: 4, &quot;1&quot;: 1, &quot;2&quot;: 1, &quot;3&quot;: 3, &quot;4&quot;: 4, &quot;5&quot;: 2, &quot;6&quot;: 2, &quot;7&quot;: 2, &quot;8&quot;: 3, &quot;9&quot;: 3, &quot;10&quot;: 5, &quot;11&quot;: 5, &quot;12&quot;: 5, &quot;13&quot;: 5, &quot;14&quot;: 5}, &quot;5&quot;: { &quot;0&quot;: 5, &quot;1&quot;: 2, &quot;2&quot;: 1, &quot;3&quot;: 2, &quot;4&quot;: 4, &quot;5&quot;: 1, &quot;6&quot;: 1, &quot;7&quot;: 1, &quot;8&quot;: 1, &quot;9&quot;: 2, &quot;10&quot;: 3, &quot;11&quot;: 3, &quot;12&quot;: 3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3}, &quot;7&quot;: { &quot;0&quot;: 5, &quot;1&quot;: 3, &quot;2&quot;: 2, &quot;3&quot;: 3, &quot;4&quot;: 4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3, &quot;10&quot;: 3, &quot;11&quot;: 3, &quot;12&quot;: 3, &quot;13&quot;: 3, &quot;14&quot;: 3}, &quot;9&quot;: { &quot;0&quot;: 5, &quot;1&quot;: 3, &quot;2&quot;: 2, &quot;3&quot;: 3, &quot;4&quot;: 3, &quot;5&quot;: 2, &quot;6&quot;: 2, &quot;7&quot;: 2, &quot;8&quot;: 2, &quot;9&quot;: 2, &quot;10&quot;: 4, &quot;11&quot;: 4, &quot;12&quot;: 3, &quot;13&quot;: 3, &quot;14&quot;: 3}, &quot;10&quot;: { &quot;0&quot;: 5, &quot;1&quot;: 5, &quot;2&quot;: 3, &quot;3&quot;: 4, &quot;4&quot;: 5, &quot;5&quot;: 3, &quot;6&quot;: 2, &quot;7&quot;: 1, &quot;8&quot;: 2, &quot;9&quot;: 4, &quot;10&quot;: 4, &quot;11&quot;: 1, &quot;12&quot;: 1, &quot;13&quot;: 1, &quot;14&quot;: 3}, &quot;11&quot;: { &quot;0&quot;: 5, &quot;1&quot;: 5, &quot;2&quot;: 4, &quot;3&quot;: 5, &quot;4&quot;: 5, &quot;5&quot;: 3, &quot;6&quot;: 3, &quot;7&quot;: 1, &quot;8&quot;: 2, &quot;9&quot;: 4, &quot;10&quot;: 1, &quot;11&quot;: 3, &quot;12&quot;: 1, &quot;13&quot;: 1, &quot;14&quot;: 3}, &quot;12&quot;: { &quot;0&quot;: 5, &quot;1&quot;: 5, &quot;2&quot;: 4, &quot;3&quot;: 5, &quot;4&quot;: 5, &quot;5&quot;: 3, &quot;6&quot;: 2, &quot;7&quot;: 2, &quot;8&quot;: 2, &quot;9&quot;: 4, &quot;10&quot;: 1, &quot;11&quot;: 1, &quot;12&quot;: 3, &quot;13&quot;: 1, &quot;14&quot;: 4}, &quot;13&quot;: { &quot;0&quot;: 5, &quot;1&quot;: 4, &quot;2&quot;: 4, &quot;3&quot;: 5, &quot;4&quot;: 5, &quot;5&quot;: 2, &quot;6&quot;: 2, &quot;7&quot;: 1, &quot;8&quot;: 3, &quot;9&quot;: 4, &quot;10&quot;: 1, &quot;11&quot;: 1, &quot;12&quot;: 1, &quot;13&quot;: 2, &quot;14&quot;: 3}, &quot;14&quot;: { &quot;0&quot;: 5, &quot;1&quot;: 4, &quot;2&quot;: 4, &quot;3&quot;: 5, &quot;4&quot;: 5, &quot;5&quot;: 3, &quot;6&quot;: 2, &quot;7&quot;: 2, &quot;8&quot;: 3, &quot;9&quot;: 3, &quot;10&quot;: 2, &quot;11&quot;: 2, &quot;12&quot;: 3, &quot;13&quot;: 3, &quot;14&quot;: 3}}" calcext:value-type="string">
            <text:p>{"0": { "0": 5, "1": 1, "2": 1, "3": 1, "4": 3, "5": 3, "6": 3, "7": 2, "8": 1, "9": 3, "10": 5, "11": 5, "12": 5, "13": 4, "14": 5}, "1": { "0": 4, "1": 2, "2": 1, "3": 1, "4": 3, "5": 1, "6": 3, "7": 2, "8": 1, "9": 3, "10": 4, "11": 5, "12": 5, "13": 4, "14": 5}, "2": { "0": 4, "1": 1, "2": 1, "3": 1, "4": 3, "5": 1, "6": 2, "7": 3, "8": 1, "9": 3, "10": 4, "11": 5, "12": 5, "13": 4, "14": 4}, "3": { "0": 3, "1": 1, "2": 1, "3": 2, "4": 3, "5": 1, "6": 2, "7": 2, "8": 3, "9": 3, "10": 4, "11": 5, "12": 5, "13": 5, "14": 5}, "4": { "0": 4, "1": 1, "2": 1, "3": 3, "4": 4, "5": 2, "6": 2, "7": 2, "8": 3, "9": 3, "10": 5, "11": 5, "12": 5, "13": 5, "14": 5}, "5": { "0": 5, "1": 2, "2": 1, "3": 2, "4": 4, "5": 1, "6": 1, "7": 1, "8": 1, "9": 2, "10": 3, "11": 3, "12": 3, "13": 2, "14": 3}, "6": { "0": 5, "1": 3, "2": 1, "3": 2, "4": 4, "5": 1, "6": 1, "7": 1, "8": 1, "9": 2, "10": 3, "11": 3, "12": 3, "13": 2, "14": 3}, "7": { "0": 5, "1": 3, "2": 2, "3": 3, "4": 4, "5": 1, "6": 1, "7": 1, "8": 1, "9": 2, "10": 3, "11": 3, "12": 3, "13": 2, "14": 4}, "8": { "0": 5, "1": 2, "2": 1, "3": 3, "4": 4, "5": 1, "6": 1, "7": 1, "8": 1, "9": 3, "10": 3, "11": 3, "12": 3, "13": 3, "14": 3}, "9": { "0": 5, "1": 3, "2": 2, "3": 3, "4": 3, "5": 2, "6": 2, "7": 2, "8": 2, "9": 2, "10": 4, "11": 4, "12": 3, "13": 3, "14": 3}, "10": { "0": 5, "1": 5, "2": 3, "3": 4, "4": 5, "5": 3, "6": 2, "7": 1, "8": 2, "9": 4, "10": 4, "11": 1, "12": 1, "13": 1, "14": 3}, "11": { "0": 5, "1": 5, "2": 4, "3": 5, "4": 5, "5": 3, "6": 3, "7": 1, "8": 2, "9": 4, "10": 1, "11": 3, "12": 1, "13": 1, "14": 3}, "12": { "0": 5, "1": 5, "2": 4, "3": 5, "4": 5, "5": 3, "6": 2, "7": 2, "8": 2, "9": 4, "10": 1, "11": 1, "12": 3, "13": 1, "14": 4}, "13": { "0": 5, "1": 4, "2": 4, "3": 5, "4": 5, "5": 2, "6": 2, "7": 1, "8": 3, "9": 4, "10": 1, "11": 1, "12": 1, "13": 2, "14": 3}, "14": { "0": 5, "1": 4, "2": 4, "3": 5, "4": 5, "5": 3, "6": 2, "7": 2, "8": 3, "9": 3, "10": 2, "11": 2, "12": 3, "13": 3, "14": 3}}</text:p>
          </table:table-cell>
          <table:table-cell table:number-columns-repeated="50"/>
          <table:table-cell table:style-name="ce5" table:number-columns-repeated="16332"/>
        </table:table-row>
        <table:table-row table:style-name="ro3" table:number-rows-repeated="1048543">
          <table:table-cell table:number-columns-repeated="52"/>
          <table:table-cell table:style-name="ce5" table:number-columns-repeated="16332"/>
        </table:table-row>
        <table:table-row table:style-name="ro3">
          <table:table-cell table:number-columns-repeated="52"/>
          <table:table-cell table:style-name="ce5" table:number-columns-repeated="16332"/>
        </table:table-row>
      </table:table>
      <table:table table:name="v2" table:style-name="ta4">
        <office:forms form:automatic-focus="false" form:apply-design-mode="false"/>
        <table:table-column table:style-name="co1" table:number-columns-repeated="31" table:default-cell-style-name="ce4"/>
        <table:table-column table:style-name="co1" table:number-columns-repeated="3" table:default-cell-style-name="Default"/>
        <table:table-column table:style-name="co1" table:number-columns-repeated="16350"/>
        <table:table-row table:style-name="ro1" table:number-rows-repeated="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table:style-name="ce98"/>
          <table:table-cell table:number-columns-repeated="24"/>
          <table:table-cell table:style-name="Default" table:number-columns-repeated="16350"/>
        </table:table-row>
        <table:table-row table:style-name="ro1" table:number-rows-repeated="3">
          <table:table-cell table:number-columns-repeated="34"/>
          <table:table-cell table:style-name="Default" table:number-columns-repeated="1635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table:style-name="Default" table:number-columns-repeated="16350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comfortable, no wrist move, or a finder between keys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slight move or row/column switch for another finger (middle or pointer)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/>
          <table:table-cell table:style-name="ce100" office:value-type="float" office:value="3" calcext:value-type="float">
            <text:p>3</text:p>
          </table:table-cell>
          <table:table-cell table:style-name="ce100" office:value-type="string" calcext:value-type="string">
            <text:p>row switch/same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37" table:number-columns-repeated="29"/>
          <table:table-cell table:number-columns-repeated="2"/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no comfortable/jump over row because it's not really awkward, except middle when goes up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96" table:number-columns-repeated="29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worst/ when need bend long finger and reach short/spread fingers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96" table:number-columns-repeated="29"/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table:style-name="ce96" table:number-columns-repeated="29"/>
          <table:table-cell table:number-columns-repeated="2"/>
          <table:table-cell office:value-type="string" calcext:value-type="string">
            <text:p>a</text:p>
          </table:table-cell>
          <table:table-cell table:style-name="ce99" office:value-type="string" calcext:value-type="string">
            <text:p>no penalty when longer finger goes up one row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4"/>
          <table:table-cell table:number-columns-repeated="2"/>
          <table:table-cell office:value-type="string" calcext:value-type="string">
            <text:p>b</text:p>
          </table:table-cell>
          <table:table-cell table:style-name="ce100" office:value-type="string" calcext:value-type="string">
            <text:p>only middle get 2 on row switch up in other cases it's always 3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/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rightest comulm get +1 penalty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d</text:p>
          </table:table-cell>
          <table:table-cell table:style-name="ce102" office:value-type="string" calcext:value-type="string">
            <text:p>+1 when shorter goes up over longer finger and +2 for pinky on close columns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7"/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e</text:p>
          </table:table-cell>
          <table:table-cell table:style-name="ce103" office:value-type="string" calcext:value-type="string">
            <text:p>+3 when shorter goes 2 rows up over longer finger on 2 neighbor columns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37" table:number-columns-repeated="29"/>
          <table:table-cell table:number-columns-repeated="2"/>
          <table:table-cell table:style-name="ce5" office:value-type="string" calcext:value-type="string">
            <text:p>f</text:p>
          </table:table-cell>
          <table:table-cell table:style-name="ce104" office:value-type="string" calcext:value-type="string">
            <text:p>-2 bonus when start finger on the same row on the bottom and -1 on the top row</text:p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97" table:number-columns-repeated="26"/>
          <table:table-cell/>
          <table:table-cell table:style-name="ce97" table:number-columns-repeated="2"/>
          <table:table-cell table:number-columns-repeated="4"/>
          <table:table-cell table:style-name="Default" table:number-columns-repeated="16350"/>
        </table:table-row>
        <table:table-row table:style-name="ro1" table:number-rows-repeated="2">
          <table:table-cell/>
          <table:table-cell table:style-name="ce97" table:number-columns-repeated="29"/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5"/>
          <table:table-cell table:style-name="ce37" office:value-type="string" calcext:value-type="string">
            <text:p>+</text:p>
          </table:table-cell>
          <table:table-cell table:style-name="ce37" table:number-columns-repeated="4"/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1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37"/>
          <table:table-cell table:style-name="ce41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5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50"/>
        </table:table-row>
        <table:table-row table:style-name="ro3" table:number-rows-repeated="1048549">
          <table:table-cell table:number-columns-repeated="34"/>
          <table:table-cell table:style-name="Default" table:number-columns-repeated="16350"/>
        </table:table-row>
        <table:table-row table:style-name="ro3">
          <table:table-cell table:number-columns-repeated="34"/>
          <table:table-cell table:style-name="Default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8:34:39.60864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18T18:39:52.257702400</dc:date>
    <meta:generator>LibreOffice/26.2.0.3$Windows_X86_64 LibreOffice_project/620$Build-3</meta:generator>
    <meta:editing-duration>PT2H21M41S</meta:editing-duration>
    <meta:editing-cycles>2</meta:editing-cycles>
    <meta:document-statistic meta:table-count="4" meta:cell-count="1700" meta:object-count="0"/>
    <meta:user-defined meta:name="AppVersion">16.0300</meta:user-defined>
  </office:meta>
</office:document-meta>
</file>